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15pt"/>
    </style:style>
    <style:style style:name="co2" style:family="table-column">
      <style:table-column-properties fo:break-before="auto" style:column-width="204.8pt"/>
    </style:style>
    <style:style style:name="co3" style:family="table-column">
      <style:table-column-properties fo:break-before="auto" style:column-width="84.39pt"/>
    </style:style>
    <style:style style:name="co4" style:family="table-column">
      <style:table-column-properties fo:break-before="auto" style:column-width="79.2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183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ORD_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ANWAGE</text:p>
          </table:table-cell>
          <table:table-cell table:style-name="ce1" office:value-type="string" calcext:value-type="string">
            <text:p>HOT_WATER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SEWAGE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string" calcext:value-type="string">
            <text:p>HEA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Адыгея</text:p>
          </table:table-cell>
          <table:table-cell office:value-type="string" calcext:value-type="string">
            <text:p>Республика Адыгея</text:p>
          </table:table-cell>
          <table:table-cell office:value-type="float" office:value="26200" calcext:value-type="float">
            <text:p>26200</text:p>
          </table:table-cell>
          <table:table-cell office:value-type="float" office:value="110.16" calcext:value-type="float">
            <text:p>110.16</text:p>
          </table:table-cell>
          <table:table-cell office:value-type="float" office:value="14.5" calcext:value-type="float">
            <text:p>14.5</text:p>
          </table:table-cell>
          <table:table-cell office:value-type="float" office:value="13.66" calcext:value-type="float">
            <text:p>13.66</text:p>
          </table:table-cell>
          <table:table-cell office:value-type="float" office:value="3.12" calcext:value-type="float">
            <text:p>3.12</text:p>
          </table:table-cell>
          <table:table-cell office:value-type="float" office:value="2030.08" calcext:value-type="float">
            <text:p>2030.08</text:p>
          </table:table-cell>
          <table:table-cell table:formula="of:=CONCATENATE(&quot;                      {name:'&quot;;[.B2];&quot;',meanwage:&quot;;[.C2];&quot;,hotwater:&quot;;[.D2];&quot;,water:&quot;;[.E2];&quot;,sewage:&quot;;[.F2];&quot;,electricity:&quot;;[.G2];&quot;,heat:&quot;;[.H2];&quot;},&quot;)" office:value-type="string" office:string-value="                      {name:'Республика Адыгея',meanwage:26200,hotwater:110.16,water:14.5,sewage:13.66,electricity:3.12,heat:2030.08}," calcext:value-type="string">
            <text:p><text:s text:c="22"/>{name:'Республика Адыгея',meanwage:26200,hotwater:110.16,water:14.5,sewage:13.66,electricity:3.12,heat:2030.0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лтай</text:p>
          </table:table-cell>
          <table:table-cell office:value-type="string" calcext:value-type="string">
            <text:p>Республика Алтай</text:p>
          </table:table-cell>
          <table:table-cell office:value-type="float" office:value="26800" calcext:value-type="float">
            <text:p>26800</text:p>
          </table:table-cell>
          <table:table-cell office:value-type="float" office:value="161.83" calcext:value-type="float">
            <text:p>161.83</text:p>
          </table:table-cell>
          <table:table-cell office:value-type="float" office:value="46.82" calcext:value-type="float">
            <text:p>46.82</text:p>
          </table:table-cell>
          <table:table-cell office:value-type="float" office:value="19.27" calcext:value-type="float">
            <text:p>19.27</text:p>
          </table:table-cell>
          <table:table-cell office:value-type="float" office:value="3.04" calcext:value-type="float">
            <text:p>3.04</text:p>
          </table:table-cell>
          <table:table-cell office:value-type="float" office:value="2568.95" calcext:value-type="float">
            <text:p>2568.95</text:p>
          </table:table-cell>
          <table:table-cell table:formula="of:=CONCATENATE(&quot;                      {name:'&quot;;[.B3];&quot;',meanwage:&quot;;[.C3];&quot;,hotwater:&quot;;[.D3];&quot;,water:&quot;;[.E3];&quot;,sewage:&quot;;[.F3];&quot;,electricity:&quot;;[.G3];&quot;,heat:&quot;;[.H3];&quot;},&quot;)" office:value-type="string" office:string-value="                      {name:'Республика Алтай',meanwage:26800,hotwater:161.83,water:46.82,sewage:19.27,electricity:3.04,heat:2568.95}," calcext:value-type="string">
            <text:p><text:s text:c="22"/>{name:'Республика Алтай',meanwage:26800,hotwater:161.83,water:46.82,sewage:19.27,electricity:3.04,heat:2568.9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лтайский</text:p>
          </table:table-cell>
          <table:table-cell office:value-type="string" calcext:value-type="string">
            <text:p>Алтайский край</text:p>
          </table:table-cell>
          <table:table-cell office:value-type="float" office:value="19600" calcext:value-type="float">
            <text:p>19600</text:p>
          </table:table-cell>
          <table:table-cell office:value-type="float" office:value="97.43" calcext:value-type="float">
            <text:p>97.43</text:p>
          </table:table-cell>
          <table:table-cell office:value-type="float" office:value="20.94" calcext:value-type="float">
            <text:p>20.94</text:p>
          </table:table-cell>
          <table:table-cell office:value-type="float" office:value="16.02" calcext:value-type="float">
            <text:p>16.02</text:p>
          </table:table-cell>
          <table:table-cell office:value-type="float" office:value="2.65" calcext:value-type="float">
            <text:p>2.65</text:p>
          </table:table-cell>
          <table:table-cell office:value-type="float" office:value="1314.18" calcext:value-type="float">
            <text:p>1314.18</text:p>
          </table:table-cell>
          <table:table-cell table:formula="of:=CONCATENATE(&quot;                      {name:'&quot;;[.B4];&quot;',meanwage:&quot;;[.C4];&quot;,hotwater:&quot;;[.D4];&quot;,water:&quot;;[.E4];&quot;,sewage:&quot;;[.F4];&quot;,electricity:&quot;;[.G4];&quot;,heat:&quot;;[.H4];&quot;},&quot;)" office:value-type="string" office:string-value="                      {name:'Алтайский край',meanwage:19600,hotwater:97.43,water:20.94,sewage:16.02,electricity:2.65,heat:1314.18}," calcext:value-type="string">
            <text:p><text:s text:c="22"/>{name:'Алтайский край',meanwage:19600,hotwater:97.43,water:20.94,sewage:16.02,electricity:2.65,heat:1314.1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мурская</text:p>
          </table:table-cell>
          <table:table-cell office:value-type="string" calcext:value-type="string">
            <text:p>Амурская область</text:p>
          </table:table-cell>
          <table:table-cell office:value-type="float" office:value="39400" calcext:value-type="float">
            <text:p>39400</text:p>
          </table:table-cell>
          <table:table-cell office:value-type="float" office:value="117.32" calcext:value-type="float">
            <text:p>117.32</text:p>
          </table:table-cell>
          <table:table-cell office:value-type="float" office:value="28" calcext:value-type="float">
            <text:p>28</text:p>
          </table:table-cell>
          <table:table-cell office:value-type="float" office:value="34.13" calcext:value-type="float">
            <text:p>34.13</text:p>
          </table:table-cell>
          <table:table-cell office:value-type="float" office:value="2.8" calcext:value-type="float">
            <text:p>2.8</text:p>
          </table:table-cell>
          <table:table-cell office:value-type="float" office:value="1933.96" calcext:value-type="float">
            <text:p>1933.96</text:p>
          </table:table-cell>
          <table:table-cell table:formula="of:=CONCATENATE(&quot;                      {name:'&quot;;[.B5];&quot;',meanwage:&quot;;[.C5];&quot;,hotwater:&quot;;[.D5];&quot;,water:&quot;;[.E5];&quot;,sewage:&quot;;[.F5];&quot;,electricity:&quot;;[.G5];&quot;,heat:&quot;;[.H5];&quot;},&quot;)" office:value-type="string" office:string-value="                      {name:'Амурская область',meanwage:39400,hotwater:117.32,water:28,sewage:34.13,electricity:2.8,heat:1933.96}," calcext:value-type="string">
            <text:p><text:s text:c="22"/>{name:'Амурская область',meanwage:39400,hotwater:117.32,water:28,sewage:34.13,electricity:2.8,heat:1933.9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рхангельская</text:p>
          </table:table-cell>
          <table:table-cell office:value-type="string" calcext:value-type="string">
            <text:p>Архангельская область</text:p>
          </table:table-cell>
          <table:table-cell office:value-type="float" office:value="43900" calcext:value-type="float">
            <text:p>43900</text:p>
          </table:table-cell>
          <table:table-cell office:value-type="float" office:value="91.35" calcext:value-type="float">
            <text:p>91.35</text:p>
          </table:table-cell>
          <table:table-cell office:value-type="float" office:value="24.83" calcext:value-type="float">
            <text:p>24.83</text:p>
          </table:table-cell>
          <table:table-cell office:value-type="float" office:value="24.89" calcext:value-type="float">
            <text:p>24.89</text:p>
          </table:table-cell>
          <table:table-cell office:value-type="float" office:value="3.55" calcext:value-type="float">
            <text:p>3.55</text:p>
          </table:table-cell>
          <table:table-cell office:value-type="float" office:value="1407.98" calcext:value-type="float">
            <text:p>1407.98</text:p>
          </table:table-cell>
          <table:table-cell table:formula="of:=CONCATENATE(&quot;                      {name:'&quot;;[.B6];&quot;',meanwage:&quot;;[.C6];&quot;,hotwater:&quot;;[.D6];&quot;,water:&quot;;[.E6];&quot;,sewage:&quot;;[.F6];&quot;,electricity:&quot;;[.G6];&quot;,heat:&quot;;[.H6];&quot;},&quot;)" office:value-type="string" office:string-value="                      {name:'Архангельская область',meanwage:43900,hotwater:91.35,water:24.83,sewage:24.89,electricity:3.55,heat:1407.98}," calcext:value-type="string">
            <text:p><text:s text:c="22"/>{name:'Архангельская область',meanwage:43900,hotwater:91.35,water:24.83,sewage:24.89,electricity:3.55,heat:1407.9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страханская</text:p>
          </table:table-cell>
          <table:table-cell office:value-type="string" calcext:value-type="string">
            <text:p>Астраханская область</text:p>
          </table:table-cell>
          <table:table-cell office:value-type="float" office:value="29700" calcext:value-type="float">
            <text:p>29700</text:p>
          </table:table-cell>
          <table:table-cell office:value-type="float" office:value="75.93" calcext:value-type="float">
            <text:p>75.93</text:p>
          </table:table-cell>
          <table:table-cell office:value-type="float" office:value="21.78" calcext:value-type="float">
            <text:p>21.78</text:p>
          </table:table-cell>
          <table:table-cell office:value-type="float" office:value="22.45" calcext:value-type="float">
            <text:p>22.45</text:p>
          </table:table-cell>
          <table:table-cell office:value-type="float" office:value="3.26" calcext:value-type="float">
            <text:p>3.26</text:p>
          </table:table-cell>
          <table:table-cell office:value-type="float" office:value="1208.03" calcext:value-type="float">
            <text:p>1208.03</text:p>
          </table:table-cell>
          <table:table-cell table:formula="of:=CONCATENATE(&quot;                      {name:'&quot;;[.B7];&quot;',meanwage:&quot;;[.C7];&quot;,hotwater:&quot;;[.D7];&quot;,water:&quot;;[.E7];&quot;,sewage:&quot;;[.F7];&quot;,electricity:&quot;;[.G7];&quot;,heat:&quot;;[.H7];&quot;},&quot;)" office:value-type="string" office:string-value="                      {name:'Астраханская область',meanwage:29700,hotwater:75.93,water:21.78,sewage:22.45,electricity:3.26,heat:1208.03}," calcext:value-type="string">
            <text:p><text:s text:c="22"/>{name:'Астраханская область',meanwage:29700,hotwater:75.93,water:21.78,sewage:22.45,electricity:3.26,heat:1208.0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ашкортостан</text:p>
          </table:table-cell>
          <table:table-cell office:value-type="string" calcext:value-type="string">
            <text:p>Республика Башкортостан</text:p>
          </table:table-cell>
          <table:table-cell office:value-type="float" office:value="25100" calcext:value-type="float">
            <text:p>25100</text:p>
          </table:table-cell>
          <table:table-cell office:value-type="float" office:value="49.31" calcext:value-type="float">
            <text:p>49.31</text:p>
          </table:table-cell>
          <table:table-cell office:value-type="float" office:value="17.02" calcext:value-type="float">
            <text:p>17.02</text:p>
          </table:table-cell>
          <table:table-cell office:value-type="float" office:value="15.85" calcext:value-type="float">
            <text:p>15.85</text:p>
          </table:table-cell>
          <table:table-cell office:value-type="float" office:value="2.01" calcext:value-type="float">
            <text:p>2.01</text:p>
          </table:table-cell>
          <table:table-cell office:value-type="float" office:value="1121.89" calcext:value-type="float">
            <text:p>1121.89</text:p>
          </table:table-cell>
          <table:table-cell table:formula="of:=CONCATENATE(&quot;                      {name:'&quot;;[.B8];&quot;',meanwage:&quot;;[.C8];&quot;,hotwater:&quot;;[.D8];&quot;,water:&quot;;[.E8];&quot;,sewage:&quot;;[.F8];&quot;,electricity:&quot;;[.G8];&quot;,heat:&quot;;[.H8];&quot;},&quot;)" office:value-type="string" office:string-value="                      {name:'Республика Башкортостан',meanwage:25100,hotwater:49.31,water:17.02,sewage:15.85,electricity:2.01,heat:1121.89}," calcext:value-type="string">
            <text:p><text:s text:c="22"/>{name:'Республика Башкортостан',meanwage:25100,hotwater:49.31,water:17.02,sewage:15.85,electricity:2.01,heat:1121.8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елгородская </text:p>
          </table:table-cell>
          <table:table-cell office:value-type="string" calcext:value-type="string">
            <text:p>Белгородская область </text:p>
          </table:table-cell>
          <table:table-cell office:value-type="float" office:value="24800" calcext:value-type="float">
            <text:p>24800</text:p>
          </table:table-cell>
          <table:table-cell office:value-type="float" office:value="63.42" calcext:value-type="float">
            <text:p>63.42</text:p>
          </table:table-cell>
          <table:table-cell office:value-type="float" office:value="17.09" calcext:value-type="float">
            <text:p>17.09</text:p>
          </table:table-cell>
          <table:table-cell office:value-type="float" office:value="17.06" calcext:value-type="float">
            <text:p>17.06</text:p>
          </table:table-cell>
          <table:table-cell office:value-type="float" office:value="2.83" calcext:value-type="float">
            <text:p>2.83</text:p>
          </table:table-cell>
          <table:table-cell office:value-type="float" office:value="1463.5" calcext:value-type="float">
            <text:p>1463.5</text:p>
          </table:table-cell>
          <table:table-cell table:formula="of:=CONCATENATE(&quot;                      {name:'&quot;;[.B9];&quot;',meanwage:&quot;;[.C9];&quot;,hotwater:&quot;;[.D9];&quot;,water:&quot;;[.E9];&quot;,sewage:&quot;;[.F9];&quot;,electricity:&quot;;[.G9];&quot;,heat:&quot;;[.H9];&quot;},&quot;)" office:value-type="string" office:string-value="                      {name:'Белгородская область ',meanwage:24800,hotwater:63.42,water:17.09,sewage:17.06,electricity:2.83,heat:1463.5}," calcext:value-type="string">
            <text:p><text:s text:c="22"/>{name:'Белгородская область ',meanwage:24800,hotwater:63.42,water:17.09,sewage:17.06,electricity:2.83,heat:1463.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рянская</text:p>
          </table:table-cell>
          <table:table-cell office:value-type="string" calcext:value-type="string">
            <text:p>Брянская область</text:p>
          </table:table-cell>
          <table:table-cell office:value-type="float" office:value="24800" calcext:value-type="float">
            <text:p>24800</text:p>
          </table:table-cell>
          <table:table-cell office:value-type="float" office:value="72.18" calcext:value-type="float">
            <text:p>72.18</text:p>
          </table:table-cell>
          <table:table-cell office:value-type="float" office:value="17.38" calcext:value-type="float">
            <text:p>17.38</text:p>
          </table:table-cell>
          <table:table-cell office:value-type="float" office:value="15.26" calcext:value-type="float">
            <text:p>15.26</text:p>
          </table:table-cell>
          <table:table-cell office:value-type="float" office:value="2.9" calcext:value-type="float">
            <text:p>2.9</text:p>
          </table:table-cell>
          <table:table-cell office:value-type="float" office:value="1802.06" calcext:value-type="float">
            <text:p>1802.06</text:p>
          </table:table-cell>
          <table:table-cell table:formula="of:=CONCATENATE(&quot;                      {name:'&quot;;[.B10];&quot;',meanwage:&quot;;[.C10];&quot;,hotwater:&quot;;[.D10];&quot;,water:&quot;;[.E10];&quot;,sewage:&quot;;[.F10];&quot;,electricity:&quot;;[.G10];&quot;,heat:&quot;;[.H10];&quot;},&quot;)" office:value-type="string" office:string-value="                      {name:'Брянская область',meanwage:24800,hotwater:72.18,water:17.38,sewage:15.26,electricity:2.9,heat:1802.06}," calcext:value-type="string">
            <text:p><text:s text:c="22"/>{name:'Брянская область',meanwage:24800,hotwater:72.18,water:17.38,sewage:15.26,electricity:2.9,heat:1802.0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рятия</text:p>
          </table:table-cell>
          <table:table-cell office:value-type="string" calcext:value-type="string">
            <text:p>Республика Бурятия</text:p>
          </table:table-cell>
          <table:table-cell office:value-type="float" office:value="35200" calcext:value-type="float">
            <text:p>35200</text:p>
          </table:table-cell>
          <table:table-cell office:value-type="float" office:value="91.42" calcext:value-type="float">
            <text:p>91.42</text:p>
          </table:table-cell>
          <table:table-cell office:value-type="float" office:value="25.89" calcext:value-type="float">
            <text:p>25.89</text:p>
          </table:table-cell>
          <table:table-cell office:value-type="float" office:value="27.35" calcext:value-type="float">
            <text:p>27.35</text:p>
          </table:table-cell>
          <table:table-cell office:value-type="float" office:value="2.75" calcext:value-type="float">
            <text:p>2.75</text:p>
          </table:table-cell>
          <table:table-cell office:value-type="float" office:value="1857" calcext:value-type="float">
            <text:p>1857</text:p>
          </table:table-cell>
          <table:table-cell table:formula="of:=CONCATENATE(&quot;                      {name:'&quot;;[.B11];&quot;',meanwage:&quot;;[.C11];&quot;,hotwater:&quot;;[.D11];&quot;,water:&quot;;[.E11];&quot;,sewage:&quot;;[.F11];&quot;,electricity:&quot;;[.G11];&quot;,heat:&quot;;[.H11];&quot;},&quot;)" office:value-type="string" office:string-value="                      {name:'Республика Бурятия',meanwage:35200,hotwater:91.42,water:25.89,sewage:27.35,electricity:2.75,heat:1857}," calcext:value-type="string">
            <text:p><text:s text:c="22"/>{name:'Республика Бурятия',meanwage:35200,hotwater:91.42,water:25.89,sewage:27.35,electricity:2.75,heat:185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ладимирская</text:p>
          </table:table-cell>
          <table:table-cell office:value-type="string" calcext:value-type="string">
            <text:p>Владимирская область</text:p>
          </table:table-cell>
          <table:table-cell office:value-type="float" office:value="28900" calcext:value-type="float">
            <text:p>28900</text:p>
          </table:table-cell>
          <table:table-cell office:value-type="float" office:value="99.96" calcext:value-type="float">
            <text:p>99.96</text:p>
          </table:table-cell>
          <table:table-cell office:value-type="float" office:value="21.63" calcext:value-type="float">
            <text:p>21.63</text:p>
          </table:table-cell>
          <table:table-cell office:value-type="float" office:value="21.12" calcext:value-type="float">
            <text:p>21.12</text:p>
          </table:table-cell>
          <table:table-cell office:value-type="float" office:value="3.12" calcext:value-type="float">
            <text:p>3.12</text:p>
          </table:table-cell>
          <table:table-cell office:value-type="float" office:value="2100.53" calcext:value-type="float">
            <text:p>2100.53</text:p>
          </table:table-cell>
          <table:table-cell table:formula="of:=CONCATENATE(&quot;                      {name:'&quot;;[.B12];&quot;',meanwage:&quot;;[.C12];&quot;,hotwater:&quot;;[.D12];&quot;,water:&quot;;[.E12];&quot;,sewage:&quot;;[.F12];&quot;,electricity:&quot;;[.G12];&quot;,heat:&quot;;[.H12];&quot;},&quot;)" office:value-type="string" office:string-value="                      {name:'Владимирская область',meanwage:28900,hotwater:99.96,water:21.63,sewage:21.12,electricity:3.12,heat:2100.53}," calcext:value-type="string">
            <text:p><text:s text:c="22"/>{name:'Владимирская область',meanwage:28900,hotwater:99.96,water:21.63,sewage:21.12,electricity:3.12,heat:2100.5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лгоградская</text:p>
          </table:table-cell>
          <table:table-cell office:value-type="string" calcext:value-type="string">
            <text:p>Волгоградская область</text:p>
          </table:table-cell>
          <table:table-cell office:value-type="float" office:value="28000" calcext:value-type="float">
            <text:p>28000</text:p>
          </table:table-cell>
          <table:table-cell office:value-type="float" office:value="69.75" calcext:value-type="float">
            <text:p>69.75</text:p>
          </table:table-cell>
          <table:table-cell office:value-type="float" office:value="17.15" calcext:value-type="float">
            <text:p>17.15</text:p>
          </table:table-cell>
          <table:table-cell office:value-type="float" office:value="14.94" calcext:value-type="float">
            <text:p>14.94</text:p>
          </table:table-cell>
          <table:table-cell office:value-type="float" office:value="2.86" calcext:value-type="float">
            <text:p>2.86</text:p>
          </table:table-cell>
          <table:table-cell office:value-type="float" office:value="1069.1" calcext:value-type="float">
            <text:p>1069.1</text:p>
          </table:table-cell>
          <table:table-cell table:formula="of:=CONCATENATE(&quot;                      {name:'&quot;;[.B13];&quot;',meanwage:&quot;;[.C13];&quot;,hotwater:&quot;;[.D13];&quot;,water:&quot;;[.E13];&quot;,sewage:&quot;;[.F13];&quot;,electricity:&quot;;[.G13];&quot;,heat:&quot;;[.H13];&quot;},&quot;)" office:value-type="string" office:string-value="                      {name:'Волгоградская область',meanwage:28000,hotwater:69.75,water:17.15,sewage:14.94,electricity:2.86,heat:1069.1}," calcext:value-type="string">
            <text:p><text:s text:c="22"/>{name:'Волгоградская область',meanwage:28000,hotwater:69.75,water:17.15,sewage:14.94,electricity:2.86,heat:1069.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логодская</text:p>
          </table:table-cell>
          <table:table-cell office:value-type="string" calcext:value-type="string">
            <text:p>Вологодская область</text:p>
          </table:table-cell>
          <table:table-cell office:value-type="float" office:value="33400" calcext:value-type="float">
            <text:p>33400</text:p>
          </table:table-cell>
          <table:table-cell office:value-type="float" office:value="80.34" calcext:value-type="float">
            <text:p>80.34</text:p>
          </table:table-cell>
          <table:table-cell office:value-type="float" office:value="26.4" calcext:value-type="float">
            <text:p>26.4</text:p>
          </table:table-cell>
          <table:table-cell office:value-type="float" office:value="24.78" calcext:value-type="float">
            <text:p>24.78</text:p>
          </table:table-cell>
          <table:table-cell office:value-type="float" office:value="3.15" calcext:value-type="float">
            <text:p>3.15</text:p>
          </table:table-cell>
          <table:table-cell office:value-type="float" office:value="1705.12" calcext:value-type="float">
            <text:p>1705.12</text:p>
          </table:table-cell>
          <table:table-cell table:formula="of:=CONCATENATE(&quot;                      {name:'&quot;;[.B14];&quot;',meanwage:&quot;;[.C14];&quot;,hotwater:&quot;;[.D14];&quot;,water:&quot;;[.E14];&quot;,sewage:&quot;;[.F14];&quot;,electricity:&quot;;[.G14];&quot;,heat:&quot;;[.H14];&quot;},&quot;)" office:value-type="string" office:string-value="                      {name:'Вологодская область',meanwage:33400,hotwater:80.34,water:26.4,sewage:24.78,electricity:3.15,heat:1705.12}," calcext:value-type="string">
            <text:p><text:s text:c="22"/>{name:'Вологодская область',meanwage:33400,hotwater:80.34,water:26.4,sewage:24.78,electricity:3.15,heat:1705.1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ронежская</text:p>
          </table:table-cell>
          <table:table-cell office:value-type="string" calcext:value-type="string">
            <text:p>Воронежская область</text:p>
          </table:table-cell>
          <table:table-cell office:value-type="float" office:value="27500" calcext:value-type="float">
            <text:p>27500</text:p>
          </table:table-cell>
          <table:table-cell office:value-type="float" office:value="87.3" calcext:value-type="float">
            <text:p>87.3</text:p>
          </table:table-cell>
          <table:table-cell office:value-type="float" office:value="24.81" calcext:value-type="float">
            <text:p>24.81</text:p>
          </table:table-cell>
          <table:table-cell office:value-type="float" office:value="18.45" calcext:value-type="float">
            <text:p>18.45</text:p>
          </table:table-cell>
          <table:table-cell office:value-type="float" office:value="2.6" calcext:value-type="float">
            <text:p>2.6</text:p>
          </table:table-cell>
          <table:table-cell office:value-type="float" office:value="1509.14" calcext:value-type="float">
            <text:p>1509.14</text:p>
          </table:table-cell>
          <table:table-cell table:formula="of:=CONCATENATE(&quot;                      {name:'&quot;;[.B15];&quot;',meanwage:&quot;;[.C15];&quot;,hotwater:&quot;;[.D15];&quot;,water:&quot;;[.E15];&quot;,sewage:&quot;;[.F15];&quot;,electricity:&quot;;[.G15];&quot;,heat:&quot;;[.H15];&quot;},&quot;)" office:value-type="string" office:string-value="                      {name:'Воронежская область',meanwage:27500,hotwater:87.3,water:24.81,sewage:18.45,electricity:2.6,heat:1509.14}," calcext:value-type="string">
            <text:p><text:s text:c="22"/>{name:'Воронежская область',meanwage:27500,hotwater:87.3,water:24.81,sewage:18.45,electricity:2.6,heat:1509.1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агестан</text:p>
          </table:table-cell>
          <table:table-cell office:value-type="string" calcext:value-type="string">
            <text:p>Республика Дагестан</text:p>
          </table:table-cell>
          <table:table-cell office:value-type="float" office:value="19800" calcext:value-type="float">
            <text:p>19800</text:p>
          </table:table-cell>
          <table:table-cell office:value-type="float" office:value="41.45" calcext:value-type="float">
            <text:p>41.45</text:p>
          </table:table-cell>
          <table:table-cell office:value-type="float" office:value="6.32" calcext:value-type="float">
            <text:p>6.32</text:p>
          </table:table-cell>
          <table:table-cell office:value-type="float" office:value="3.06" calcext:value-type="float">
            <text:p>3.06</text:p>
          </table:table-cell>
          <table:table-cell office:value-type="float" office:value="1.65" calcext:value-type="float">
            <text:p>1.65</text:p>
          </table:table-cell>
          <table:table-cell office:value-type="float" office:value="1059.73" calcext:value-type="float">
            <text:p>1059.73</text:p>
          </table:table-cell>
          <table:table-cell table:formula="of:=CONCATENATE(&quot;                      {name:'&quot;;[.B16];&quot;',meanwage:&quot;;[.C16];&quot;,hotwater:&quot;;[.D16];&quot;,water:&quot;;[.E16];&quot;,sewage:&quot;;[.F16];&quot;,electricity:&quot;;[.G16];&quot;,heat:&quot;;[.H16];&quot;},&quot;)" office:value-type="string" office:string-value="                      {name:'Республика Дагестан',meanwage:19800,hotwater:41.45,water:6.32,sewage:3.06,electricity:1.65,heat:1059.73}," calcext:value-type="string">
            <text:p><text:s text:c="22"/>{name:'Республика Дагестан',meanwage:19800,hotwater:41.45,water:6.32,sewage:3.06,electricity:1.65,heat:1059.7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Еврейская</text:p>
          </table:table-cell>
          <table:table-cell office:value-type="string" calcext:value-type="string">
            <text:p>Еврейская АО</text:p>
          </table:table-cell>
          <table:table-cell office:value-type="float" office:value="37100" calcext:value-type="float">
            <text:p>37100</text:p>
          </table:table-cell>
          <table:table-cell office:value-type="float" office:value="127.59" calcext:value-type="float">
            <text:p>127.59</text:p>
          </table:table-cell>
          <table:table-cell office:value-type="float" office:value="23.93" calcext:value-type="float">
            <text:p>23.93</text:p>
          </table:table-cell>
          <table:table-cell office:value-type="float" office:value="26.1" calcext:value-type="float">
            <text:p>26.1</text:p>
          </table:table-cell>
          <table:table-cell office:value-type="float" office:value="2.55" calcext:value-type="float">
            <text:p>2.55</text:p>
          </table:table-cell>
          <table:table-cell office:value-type="float" office:value="2242.9" calcext:value-type="float">
            <text:p>2242.9</text:p>
          </table:table-cell>
          <table:table-cell table:formula="of:=CONCATENATE(&quot;                      {name:'&quot;;[.B17];&quot;',meanwage:&quot;;[.C17];&quot;,hotwater:&quot;;[.D17];&quot;,water:&quot;;[.E17];&quot;,sewage:&quot;;[.F17];&quot;,electricity:&quot;;[.G17];&quot;,heat:&quot;;[.H17];&quot;},&quot;)" office:value-type="string" office:string-value="                      {name:'Еврейская АО',meanwage:37100,hotwater:127.59,water:23.93,sewage:26.1,electricity:2.55,heat:2242.9}," calcext:value-type="string">
            <text:p><text:s text:c="22"/>{name:'Еврейская АО',meanwage:37100,hotwater:127.59,water:23.93,sewage:26.1,electricity:2.55,heat:2242.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Забайкальский</text:p>
          </table:table-cell>
          <table:table-cell office:value-type="string" calcext:value-type="string">
            <text:p>Забайкальский край</text:p>
          </table:table-cell>
          <table:table-cell office:value-type="float" office:value="36200" calcext:value-type="float">
            <text:p>36200</text:p>
          </table:table-cell>
          <table:table-cell office:value-type="float" office:value="53.24" calcext:value-type="float">
            <text:p>53.24</text:p>
          </table:table-cell>
          <table:table-cell office:value-type="float" office:value="25.83" calcext:value-type="float">
            <text:p>25.83</text:p>
          </table:table-cell>
          <table:table-cell office:value-type="float" office:value="26.57" calcext:value-type="float">
            <text:p>26.57</text:p>
          </table:table-cell>
          <table:table-cell office:value-type="float" office:value="2.03" calcext:value-type="float">
            <text:p>2.03</text:p>
          </table:table-cell>
          <table:table-cell office:value-type="float" office:value="1303.18" calcext:value-type="float">
            <text:p>1303.18</text:p>
          </table:table-cell>
          <table:table-cell table:formula="of:=CONCATENATE(&quot;                      {name:'&quot;;[.B18];&quot;',meanwage:&quot;;[.C18];&quot;,hotwater:&quot;;[.D18];&quot;,water:&quot;;[.E18];&quot;,sewage:&quot;;[.F18];&quot;,electricity:&quot;;[.G18];&quot;,heat:&quot;;[.H18];&quot;},&quot;)" office:value-type="string" office:string-value="                      {name:'Забайкальский край',meanwage:36200,hotwater:53.24,water:25.83,sewage:26.57,electricity:2.03,heat:1303.18}," calcext:value-type="string">
            <text:p><text:s text:c="22"/>{name:'Забайкальский край',meanwage:36200,hotwater:53.24,water:25.83,sewage:26.57,electricity:2.03,heat:1303.1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вановская</text:p>
          </table:table-cell>
          <table:table-cell office:value-type="string" calcext:value-type="string">
            <text:p>Ивановская область</text:p>
          </table:table-cell>
          <table:table-cell office:value-type="float" office:value="24200" calcext:value-type="float">
            <text:p>24200</text:p>
          </table:table-cell>
          <table:table-cell office:value-type="float" office:value="106.06" calcext:value-type="float">
            <text:p>106.06</text:p>
          </table:table-cell>
          <table:table-cell office:value-type="float" office:value="19.17" calcext:value-type="float">
            <text:p>19.17</text:p>
          </table:table-cell>
          <table:table-cell office:value-type="float" office:value="15.96" calcext:value-type="float">
            <text:p>15.96</text:p>
          </table:table-cell>
          <table:table-cell office:value-type="float" office:value="3.02" calcext:value-type="float">
            <text:p>3.02</text:p>
          </table:table-cell>
          <table:table-cell office:value-type="float" office:value="1779.47" calcext:value-type="float">
            <text:p>1779.47</text:p>
          </table:table-cell>
          <table:table-cell table:formula="of:=CONCATENATE(&quot;                      {name:'&quot;;[.B19];&quot;',meanwage:&quot;;[.C19];&quot;,hotwater:&quot;;[.D19];&quot;,water:&quot;;[.E19];&quot;,sewage:&quot;;[.F19];&quot;,electricity:&quot;;[.G19];&quot;,heat:&quot;;[.H19];&quot;},&quot;)" office:value-type="string" office:string-value="                      {name:'Ивановская область',meanwage:24200,hotwater:106.06,water:19.17,sewage:15.96,electricity:3.02,heat:1779.47}," calcext:value-type="string">
            <text:p><text:s text:c="22"/>{name:'Ивановская область',meanwage:24200,hotwater:106.06,water:19.17,sewage:15.96,electricity:3.02,heat:1779.4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нгушетия</text:p>
          </table:table-cell>
          <table:table-cell office:value-type="string" calcext:value-type="string">
            <text:p>Республика Ингушетия</text:p>
          </table:table-cell>
          <table:table-cell office:value-type="float" office:value="21900" calcext:value-type="float">
            <text:p>21900</text:p>
          </table:table-cell>
          <table:table-cell office:value-type="float" office:value="41.34" calcext:value-type="float">
            <text:p>41.34</text:p>
          </table:table-cell>
          <table:table-cell office:value-type="float" office:value="21.4" calcext:value-type="float">
            <text:p>21.4</text:p>
          </table:table-cell>
          <table:table-cell office:value-type="float" office:value="10.02" calcext:value-type="float">
            <text:p>10.02</text:p>
          </table:table-cell>
          <table:table-cell office:value-type="float" office:value="2.11" calcext:value-type="float">
            <text:p>2.11</text:p>
          </table:table-cell>
          <table:table-cell office:value-type="float" office:value="1100" calcext:value-type="float">
            <text:p>1100</text:p>
          </table:table-cell>
          <table:table-cell table:formula="of:=CONCATENATE(&quot;                      {name:'&quot;;[.B20];&quot;',meanwage:&quot;;[.C20];&quot;,hotwater:&quot;;[.D20];&quot;,water:&quot;;[.E20];&quot;,sewage:&quot;;[.F20];&quot;,electricity:&quot;;[.G20];&quot;,heat:&quot;;[.H20];&quot;},&quot;)" office:value-type="string" office:string-value="                      {name:'Республика Ингушетия',meanwage:21900,hotwater:41.34,water:21.4,sewage:10.02,electricity:2.11,heat:1100}," calcext:value-type="string">
            <text:p><text:s text:c="22"/>{name:'Республика Ингушетия',meanwage:21900,hotwater:41.34,water:21.4,sewage:10.02,electricity:2.11,heat:1100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ркутская</text:p>
          </table:table-cell>
          <table:table-cell office:value-type="string" calcext:value-type="string">
            <text:p>Иркутская область</text:p>
          </table:table-cell>
          <table:table-cell office:value-type="float" office:value="34000" calcext:value-type="float">
            <text:p>34000</text:p>
          </table:table-cell>
          <table:table-cell office:value-type="float" office:value="67.51" calcext:value-type="float">
            <text:p>67.51</text:p>
          </table:table-cell>
          <table:table-cell office:value-type="float" office:value="18.69" calcext:value-type="float">
            <text:p>18.69</text:p>
          </table:table-cell>
          <table:table-cell office:value-type="float" office:value="16.96" calcext:value-type="float">
            <text:p>16.96</text:p>
          </table:table-cell>
          <table:table-cell office:value-type="float" office:value="0.8" calcext:value-type="float">
            <text:p>0.8</text:p>
          </table:table-cell>
          <table:table-cell office:value-type="float" office:value="1007.4" calcext:value-type="float">
            <text:p>1007.4</text:p>
          </table:table-cell>
          <table:table-cell table:formula="of:=CONCATENATE(&quot;                      {name:'&quot;;[.B21];&quot;',meanwage:&quot;;[.C21];&quot;,hotwater:&quot;;[.D21];&quot;,water:&quot;;[.E21];&quot;,sewage:&quot;;[.F21];&quot;,electricity:&quot;;[.G21];&quot;,heat:&quot;;[.H21];&quot;},&quot;)" office:value-type="string" office:string-value="                      {name:'Иркутская область',meanwage:34000,hotwater:67.51,water:18.69,sewage:16.96,electricity:0.8,heat:1007.4}," calcext:value-type="string">
            <text:p><text:s text:c="22"/>{name:'Иркутская область',meanwage:34000,hotwater:67.51,water:18.69,sewage:16.96,electricity:0.8,heat:1007.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бардино-Балкарская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float" office:value="20800" calcext:value-type="float">
            <text:p>20800</text:p>
          </table:table-cell>
          <table:table-cell office:value-type="float" office:value="64.95" calcext:value-type="float">
            <text:p>64.95</text:p>
          </table:table-cell>
          <table:table-cell office:value-type="float" office:value="10.73" calcext:value-type="float">
            <text:p>10.73</text:p>
          </table:table-cell>
          <table:table-cell office:value-type="float" office:value="10.11" calcext:value-type="float">
            <text:p>10.11</text:p>
          </table:table-cell>
          <table:table-cell office:value-type="float" office:value="2.63" calcext:value-type="float">
            <text:p>2.63</text:p>
          </table:table-cell>
          <table:table-cell office:value-type="float" office:value="1555.87" calcext:value-type="float">
            <text:p>1555.87</text:p>
          </table:table-cell>
          <table:table-cell table:formula="of:=CONCATENATE(&quot;                      {name:'&quot;;[.B22];&quot;',meanwage:&quot;;[.C22];&quot;,hotwater:&quot;;[.D22];&quot;,water:&quot;;[.E22];&quot;,sewage:&quot;;[.F22];&quot;,electricity:&quot;;[.G22];&quot;,heat:&quot;;[.H22];&quot;},&quot;)" office:value-type="string" office:string-value="                      {name:'Кабардино-Балкарская Республика',meanwage:20800,hotwater:64.95,water:10.73,sewage:10.11,electricity:2.63,heat:1555.87}," calcext:value-type="string">
            <text:p><text:s text:c="22"/>{name:'Кабардино-Балкарская Республика',meanwage:20800,hotwater:64.95,water:10.73,sewage:10.11,electricity:2.63,heat:1555.8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лининградская</text:p>
          </table:table-cell>
          <table:table-cell office:value-type="string" calcext:value-type="string">
            <text:p>Калининградская область</text:p>
          </table:table-cell>
          <table:table-cell office:value-type="float" office:value="29000" calcext:value-type="float">
            <text:p>29000</text:p>
          </table:table-cell>
          <table:table-cell office:value-type="float" office:value="105.23" calcext:value-type="float">
            <text:p>105.23</text:p>
          </table:table-cell>
          <table:table-cell office:value-type="float" office:value="16.25" calcext:value-type="float">
            <text:p>16.25</text:p>
          </table:table-cell>
          <table:table-cell office:value-type="float" office:value="8.29" calcext:value-type="float">
            <text:p>8.29</text:p>
          </table:table-cell>
          <table:table-cell office:value-type="float" office:value="3.03" calcext:value-type="float">
            <text:p>3.03</text:p>
          </table:table-cell>
          <table:table-cell office:value-type="float" office:value="1705.06" calcext:value-type="float">
            <text:p>1705.06</text:p>
          </table:table-cell>
          <table:table-cell table:formula="of:=CONCATENATE(&quot;                      {name:'&quot;;[.B23];&quot;',meanwage:&quot;;[.C23];&quot;,hotwater:&quot;;[.D23];&quot;,water:&quot;;[.E23];&quot;,sewage:&quot;;[.F23];&quot;,electricity:&quot;;[.G23];&quot;,heat:&quot;;[.H23];&quot;},&quot;)" office:value-type="string" office:string-value="                      {name:'Калининградская область',meanwage:29000,hotwater:105.23,water:16.25,sewage:8.29,electricity:3.03,heat:1705.06}," calcext:value-type="string">
            <text:p><text:s text:c="22"/>{name:'Калининградская область',meanwage:29000,hotwater:105.23,water:16.25,sewage:8.29,electricity:3.03,heat:1705.0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лмыкия</text:p>
          </table:table-cell>
          <table:table-cell office:value-type="string" calcext:value-type="string">
            <text:p>Республика Калмыкия</text:p>
          </table:table-cell>
          <table:table-cell office:value-type="float" office:value="23900" calcext:value-type="float">
            <text:p>23900</text:p>
          </table:table-cell>
          <table:table-cell office:value-type="float" office:value="93.9" calcext:value-type="float">
            <text:p>93.9</text:p>
          </table:table-cell>
          <table:table-cell office:value-type="float" office:value="37.46" calcext:value-type="float">
            <text:p>37.46</text:p>
          </table:table-cell>
          <table:table-cell office:value-type="float" office:value="15.47" calcext:value-type="float">
            <text:p>15.47</text:p>
          </table:table-cell>
          <table:table-cell office:value-type="float" office:value="2.61" calcext:value-type="float">
            <text:p>2.61</text:p>
          </table:table-cell>
          <table:table-cell office:value-type="float" office:value="1395.46" calcext:value-type="float">
            <text:p>1395.46</text:p>
          </table:table-cell>
          <table:table-cell table:formula="of:=CONCATENATE(&quot;                      {name:'&quot;;[.B24];&quot;',meanwage:&quot;;[.C24];&quot;,hotwater:&quot;;[.D24];&quot;,water:&quot;;[.E24];&quot;,sewage:&quot;;[.F24];&quot;,electricity:&quot;;[.G24];&quot;,heat:&quot;;[.H24];&quot;},&quot;)" office:value-type="string" office:string-value="                      {name:'Республика Калмыкия',meanwage:23900,hotwater:93.9,water:37.46,sewage:15.47,electricity:2.61,heat:1395.46}," calcext:value-type="string">
            <text:p><text:s text:c="22"/>{name:'Республика Калмыкия',meanwage:23900,hotwater:93.9,water:37.46,sewage:15.47,electricity:2.61,heat:1395.4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лужская</text:p>
          </table:table-cell>
          <table:table-cell office:value-type="string" calcext:value-type="string">
            <text:p>Калужская область</text:p>
          </table:table-cell>
          <table:table-cell office:value-type="float" office:value="27900" calcext:value-type="float">
            <text:p>27900</text:p>
          </table:table-cell>
          <table:table-cell office:value-type="float" office:value="95.21" calcext:value-type="float">
            <text:p>95.21</text:p>
          </table:table-cell>
          <table:table-cell office:value-type="float" office:value="20.1" calcext:value-type="float">
            <text:p>20.1</text:p>
          </table:table-cell>
          <table:table-cell office:value-type="float" office:value="14.99" calcext:value-type="float">
            <text:p>14.99</text:p>
          </table:table-cell>
          <table:table-cell office:value-type="float" office:value="3.36" calcext:value-type="float">
            <text:p>3.36</text:p>
          </table:table-cell>
          <table:table-cell office:value-type="float" office:value="1693.46" calcext:value-type="float">
            <text:p>1693.46</text:p>
          </table:table-cell>
          <table:table-cell table:formula="of:=CONCATENATE(&quot;                      {name:'&quot;;[.B25];&quot;',meanwage:&quot;;[.C25];&quot;,hotwater:&quot;;[.D25];&quot;,water:&quot;;[.E25];&quot;,sewage:&quot;;[.F25];&quot;,electricity:&quot;;[.G25];&quot;,heat:&quot;;[.H25];&quot;},&quot;)" office:value-type="string" office:string-value="                      {name:'Калужская область',meanwage:27900,hotwater:95.21,water:20.1,sewage:14.99,electricity:3.36,heat:1693.46}," calcext:value-type="string">
            <text:p><text:s text:c="22"/>{name:'Калужская область',meanwage:27900,hotwater:95.21,water:20.1,sewage:14.99,electricity:3.36,heat:1693.4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мчатский</text:p>
          </table:table-cell>
          <table:table-cell office:value-type="string" calcext:value-type="string">
            <text:p>Камчатский край</text:p>
          </table:table-cell>
          <table:table-cell office:value-type="float" office:value="76200" calcext:value-type="float">
            <text:p>76200</text:p>
          </table:table-cell>
          <table:table-cell office:value-type="float" office:value="232.05" calcext:value-type="float">
            <text:p>232.05</text:p>
          </table:table-cell>
          <table:table-cell office:value-type="float" office:value="34.93" calcext:value-type="float">
            <text:p>34.93</text:p>
          </table:table-cell>
          <table:table-cell office:value-type="float" office:value="34.71" calcext:value-type="float">
            <text:p>34.71</text:p>
          </table:table-cell>
          <table:table-cell table:style-name="ce2" office:value-type="string" calcext:value-type="string">
            <text:p>null</text:p>
          </table:table-cell>
          <table:table-cell office:value-type="float" office:value="3380.42" calcext:value-type="float">
            <text:p>3380.42</text:p>
          </table:table-cell>
          <table:table-cell table:formula="of:=CONCATENATE(&quot;                      {name:'&quot;;[.B26];&quot;',meanwage:&quot;;[.C26];&quot;,hotwater:&quot;;[.D26];&quot;,water:&quot;;[.E26];&quot;,sewage:&quot;;[.F26];&quot;,electricity:&quot;;[.G26];&quot;,heat:&quot;;[.H26];&quot;},&quot;)" office:value-type="string" office:string-value="                      {name:'Камчатский край',meanwage:76200,hotwater:232.05,water:34.93,sewage:34.71,electricity:null,heat:3380.42}," calcext:value-type="string">
            <text:p><text:s text:c="22"/>{name:'Камчатский край',meanwage:76200,hotwater:232.05,water:34.93,sewage:34.71,electricity:null,heat:3380.4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рачаево-Черкесская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float" office:value="22700" calcext:value-type="float">
            <text:p>22700</text:p>
          </table:table-cell>
          <table:table-cell office:value-type="float" office:value="67.77" calcext:value-type="float">
            <text:p>67.77</text:p>
          </table:table-cell>
          <table:table-cell office:value-type="float" office:value="18.55" calcext:value-type="float">
            <text:p>18.55</text:p>
          </table:table-cell>
          <table:table-cell office:value-type="float" office:value="12.89" calcext:value-type="float">
            <text:p>12.89</text:p>
          </table:table-cell>
          <table:table-cell office:value-type="float" office:value="2.68" calcext:value-type="float">
            <text:p>2.68</text:p>
          </table:table-cell>
          <table:table-cell office:value-type="float" office:value="2236.19" calcext:value-type="float">
            <text:p>2236.19</text:p>
          </table:table-cell>
          <table:table-cell table:formula="of:=CONCATENATE(&quot;                      {name:'&quot;;[.B27];&quot;',meanwage:&quot;;[.C27];&quot;,hotwater:&quot;;[.D27];&quot;,water:&quot;;[.E27];&quot;,sewage:&quot;;[.F27];&quot;,electricity:&quot;;[.G27];&quot;,heat:&quot;;[.H27];&quot;},&quot;)" office:value-type="string" office:string-value="                      {name:'Карачаево-Черкесская Республика',meanwage:22700,hotwater:67.77,water:18.55,sewage:12.89,electricity:2.68,heat:2236.19}," calcext:value-type="string">
            <text:p><text:s text:c="22"/>{name:'Карачаево-Черкесская Республика',meanwage:22700,hotwater:67.77,water:18.55,sewage:12.89,electricity:2.68,heat:2236.1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релия</text:p>
          </table:table-cell>
          <table:table-cell office:value-type="string" calcext:value-type="string">
            <text:p>Республика Карелия</text:p>
          </table:table-cell>
          <table:table-cell office:value-type="float" office:value="36500" calcext:value-type="float">
            <text:p>36500</text:p>
          </table:table-cell>
          <table:table-cell office:value-type="float" office:value="106.54" calcext:value-type="float">
            <text:p>106.54</text:p>
          </table:table-cell>
          <table:table-cell office:value-type="float" office:value="31.41" calcext:value-type="float">
            <text:p>31.41</text:p>
          </table:table-cell>
          <table:table-cell office:value-type="float" office:value="25.08" calcext:value-type="float">
            <text:p>25.08</text:p>
          </table:table-cell>
          <table:table-cell office:value-type="float" office:value="2.38" calcext:value-type="float">
            <text:p>2.38</text:p>
          </table:table-cell>
          <table:table-cell office:value-type="float" office:value="2133.65" calcext:value-type="float">
            <text:p>2133.65</text:p>
          </table:table-cell>
          <table:table-cell table:formula="of:=CONCATENATE(&quot;                      {name:'&quot;;[.B28];&quot;',meanwage:&quot;;[.C28];&quot;,hotwater:&quot;;[.D28];&quot;,water:&quot;;[.E28];&quot;,sewage:&quot;;[.F28];&quot;,electricity:&quot;;[.G28];&quot;,heat:&quot;;[.H28];&quot;},&quot;)" office:value-type="string" office:string-value="                      {name:'Республика Карелия',meanwage:36500,hotwater:106.54,water:31.41,sewage:25.08,electricity:2.38,heat:2133.65}," calcext:value-type="string">
            <text:p><text:s text:c="22"/>{name:'Республика Карелия',meanwage:36500,hotwater:106.54,water:31.41,sewage:25.08,electricity:2.38,heat:2133.6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емеровская</text:p>
          </table:table-cell>
          <table:table-cell office:value-type="string" calcext:value-type="string">
            <text:p>Кемеровская область</text:p>
          </table:table-cell>
          <table:table-cell office:value-type="float" office:value="32300" calcext:value-type="float">
            <text:p>32300</text:p>
          </table:table-cell>
          <table:table-cell office:value-type="float" office:value="41.12" calcext:value-type="float">
            <text:p>41.12</text:p>
          </table:table-cell>
          <table:table-cell office:value-type="float" office:value="17.92" calcext:value-type="float">
            <text:p>17.92</text:p>
          </table:table-cell>
          <table:table-cell office:value-type="float" office:value="11.86" calcext:value-type="float">
            <text:p>11.86</text:p>
          </table:table-cell>
          <table:table-cell office:value-type="float" office:value="2.64" calcext:value-type="float">
            <text:p>2.64</text:p>
          </table:table-cell>
          <table:table-cell office:value-type="float" office:value="863.1" calcext:value-type="float">
            <text:p>863.1</text:p>
          </table:table-cell>
          <table:table-cell table:formula="of:=CONCATENATE(&quot;                      {name:'&quot;;[.B29];&quot;',meanwage:&quot;;[.C29];&quot;,hotwater:&quot;;[.D29];&quot;,water:&quot;;[.E29];&quot;,sewage:&quot;;[.F29];&quot;,electricity:&quot;;[.G29];&quot;,heat:&quot;;[.H29];&quot;},&quot;)" office:value-type="string" office:string-value="                      {name:'Кемеровская область',meanwage:32300,hotwater:41.12,water:17.92,sewage:11.86,electricity:2.64,heat:863.1}," calcext:value-type="string">
            <text:p><text:s text:c="22"/>{name:'Кемеровская область',meanwage:32300,hotwater:41.12,water:17.92,sewage:11.86,electricity:2.64,heat:863.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ровская</text:p>
          </table:table-cell>
          <table:table-cell office:value-type="string" calcext:value-type="string">
            <text:p>Кировская область</text:p>
          </table:table-cell>
          <table:table-cell office:value-type="float" office:value="25600" calcext:value-type="float">
            <text:p>25600</text:p>
          </table:table-cell>
          <table:table-cell office:value-type="float" office:value="88.59" calcext:value-type="float">
            <text:p>88.59</text:p>
          </table:table-cell>
          <table:table-cell office:value-type="float" office:value="25.21" calcext:value-type="float">
            <text:p>25.21</text:p>
          </table:table-cell>
          <table:table-cell office:value-type="float" office:value="24.27" calcext:value-type="float">
            <text:p>24.27</text:p>
          </table:table-cell>
          <table:table-cell office:value-type="float" office:value="2.74" calcext:value-type="float">
            <text:p>2.74</text:p>
          </table:table-cell>
          <table:table-cell office:value-type="float" office:value="1738.39" calcext:value-type="float">
            <text:p>1738.39</text:p>
          </table:table-cell>
          <table:table-cell table:formula="of:=CONCATENATE(&quot;                      {name:'&quot;;[.B30];&quot;',meanwage:&quot;;[.C30];&quot;,hotwater:&quot;;[.D30];&quot;,water:&quot;;[.E30];&quot;,sewage:&quot;;[.F30];&quot;,electricity:&quot;;[.G30];&quot;,heat:&quot;;[.H30];&quot;},&quot;)" office:value-type="string" office:string-value="                      {name:'Кировская область',meanwage:25600,hotwater:88.59,water:25.21,sewage:24.27,electricity:2.74,heat:1738.39}," calcext:value-type="string">
            <text:p><text:s text:c="22"/>{name:'Кировская область',meanwage:25600,hotwater:88.59,water:25.21,sewage:24.27,electricity:2.74,heat:1738.3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ми</text:p>
          </table:table-cell>
          <table:table-cell office:value-type="string" calcext:value-type="string">
            <text:p>Республика Коми</text:p>
          </table:table-cell>
          <table:table-cell office:value-type="float" office:value="53300" calcext:value-type="float">
            <text:p>53300</text:p>
          </table:table-cell>
          <table:table-cell office:value-type="float" office:value="128.12" calcext:value-type="float">
            <text:p>128.12</text:p>
          </table:table-cell>
          <table:table-cell office:value-type="float" office:value="41.32" calcext:value-type="float">
            <text:p>41.32</text:p>
          </table:table-cell>
          <table:table-cell office:value-type="float" office:value="46.17" calcext:value-type="float">
            <text:p>46.17</text:p>
          </table:table-cell>
          <table:table-cell office:value-type="float" office:value="3.01" calcext:value-type="float">
            <text:p>3.01</text:p>
          </table:table-cell>
          <table:table-cell office:value-type="float" office:value="1726.62" calcext:value-type="float">
            <text:p>1726.62</text:p>
          </table:table-cell>
          <table:table-cell table:formula="of:=CONCATENATE(&quot;                      {name:'&quot;;[.B31];&quot;',meanwage:&quot;;[.C31];&quot;,hotwater:&quot;;[.D31];&quot;,water:&quot;;[.E31];&quot;,sewage:&quot;;[.F31];&quot;,electricity:&quot;;[.G31];&quot;,heat:&quot;;[.H31];&quot;},&quot;)" office:value-type="string" office:string-value="                      {name:'Республика Коми',meanwage:53300,hotwater:128.12,water:41.32,sewage:46.17,electricity:3.01,heat:1726.62}," calcext:value-type="string">
            <text:p><text:s text:c="22"/>{name:'Республика Коми',meanwage:53300,hotwater:128.12,water:41.32,sewage:46.17,electricity:3.01,heat:1726.6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стромская</text:p>
          </table:table-cell>
          <table:table-cell office:value-type="string" calcext:value-type="string">
            <text:p>Костромская область</text:p>
          </table:table-cell>
          <table:table-cell office:value-type="float" office:value="21500" calcext:value-type="float">
            <text:p>21500</text:p>
          </table:table-cell>
          <table:table-cell office:value-type="float" office:value="89.86" calcext:value-type="float">
            <text:p>89.86</text:p>
          </table:table-cell>
          <table:table-cell office:value-type="float" office:value="28.66" calcext:value-type="float">
            <text:p>28.66</text:p>
          </table:table-cell>
          <table:table-cell office:value-type="float" office:value="24.98" calcext:value-type="float">
            <text:p>24.98</text:p>
          </table:table-cell>
          <table:table-cell office:value-type="float" office:value="3.01" calcext:value-type="float">
            <text:p>3.01</text:p>
          </table:table-cell>
          <table:table-cell office:value-type="float" office:value="1934.32" calcext:value-type="float">
            <text:p>1934.32</text:p>
          </table:table-cell>
          <table:table-cell table:formula="of:=CONCATENATE(&quot;                      {name:'&quot;;[.B32];&quot;',meanwage:&quot;;[.C32];&quot;,hotwater:&quot;;[.D32];&quot;,water:&quot;;[.E32];&quot;,sewage:&quot;;[.F32];&quot;,electricity:&quot;;[.G32];&quot;,heat:&quot;;[.H32];&quot;},&quot;)" office:value-type="string" office:string-value="                      {name:'Костромская область',meanwage:21500,hotwater:89.86,water:28.66,sewage:24.98,electricity:3.01,heat:1934.32}," calcext:value-type="string">
            <text:p><text:s text:c="22"/>{name:'Костромская область',meanwage:21500,hotwater:89.86,water:28.66,sewage:24.98,electricity:3.01,heat:1934.3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раснодарский</text:p>
          </table:table-cell>
          <table:table-cell office:value-type="string" calcext:value-type="string">
            <text:p>Краснодарский край</text:p>
          </table:table-cell>
          <table:table-cell office:value-type="float" office:value="32000" calcext:value-type="float">
            <text:p>32000</text:p>
          </table:table-cell>
          <table:table-cell office:value-type="float" office:value="138.64" calcext:value-type="float">
            <text:p>138.64</text:p>
          </table:table-cell>
          <table:table-cell office:value-type="float" office:value="28.68" calcext:value-type="float">
            <text:p>28.68</text:p>
          </table:table-cell>
          <table:table-cell office:value-type="float" office:value="27.04" calcext:value-type="float">
            <text:p>27.04</text:p>
          </table:table-cell>
          <table:table-cell office:value-type="float" office:value="3.1" calcext:value-type="float">
            <text:p>3.1</text:p>
          </table:table-cell>
          <table:table-cell office:value-type="float" office:value="2147.32" calcext:value-type="float">
            <text:p>2147.32</text:p>
          </table:table-cell>
          <table:table-cell table:formula="of:=CONCATENATE(&quot;                      {name:'&quot;;[.B33];&quot;',meanwage:&quot;;[.C33];&quot;,hotwater:&quot;;[.D33];&quot;,water:&quot;;[.E33];&quot;,sewage:&quot;;[.F33];&quot;,electricity:&quot;;[.G33];&quot;,heat:&quot;;[.H33];&quot;},&quot;)" office:value-type="string" office:string-value="                      {name:'Краснодарский край',meanwage:32000,hotwater:138.64,water:28.68,sewage:27.04,electricity:3.1,heat:2147.32}," calcext:value-type="string">
            <text:p><text:s text:c="22"/>{name:'Краснодарский край',meanwage:32000,hotwater:138.64,water:28.68,sewage:27.04,electricity:3.1,heat:2147.3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расноярский</text:p>
          </table:table-cell>
          <table:table-cell office:value-type="string" calcext:value-type="string">
            <text:p>Красноярский край</text:p>
          </table:table-cell>
          <table:table-cell office:value-type="float" office:value="43500" calcext:value-type="float">
            <text:p>43500</text:p>
          </table:table-cell>
          <table:table-cell office:value-type="float" office:value="93.47" calcext:value-type="float">
            <text:p>93.47</text:p>
          </table:table-cell>
          <table:table-cell office:value-type="float" office:value="30.12" calcext:value-type="float">
            <text:p>30.12</text:p>
          </table:table-cell>
          <table:table-cell office:value-type="float" office:value="32.46" calcext:value-type="float">
            <text:p>32.46</text:p>
          </table:table-cell>
          <table:table-cell office:value-type="float" office:value="1.73" calcext:value-type="float">
            <text:p>1.73</text:p>
          </table:table-cell>
          <table:table-cell office:value-type="float" office:value="1642.68" calcext:value-type="float">
            <text:p>1642.68</text:p>
          </table:table-cell>
          <table:table-cell table:formula="of:=CONCATENATE(&quot;                      {name:'&quot;;[.B34];&quot;',meanwage:&quot;;[.C34];&quot;,hotwater:&quot;;[.D34];&quot;,water:&quot;;[.E34];&quot;,sewage:&quot;;[.F34];&quot;,electricity:&quot;;[.G34];&quot;,heat:&quot;;[.H34];&quot;},&quot;)" office:value-type="string" office:string-value="                      {name:'Красноярский край',meanwage:43500,hotwater:93.47,water:30.12,sewage:32.46,electricity:1.73,heat:1642.68}," calcext:value-type="string">
            <text:p><text:s text:c="22"/>{name:'Красноярский край',meanwage:43500,hotwater:93.47,water:30.12,sewage:32.46,electricity:1.73,heat:1642.6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рым</text:p>
          </table:table-cell>
          <table:table-cell office:value-type="string" calcext:value-type="string">
            <text:p>Республика Крым</text:p>
          </table:table-cell>
          <table:table-cell office:value-type="float" office:value="26100" calcext:value-type="float">
            <text:p>26100</text:p>
          </table:table-cell>
          <table:table-cell table:number-columns-repeated="5" table:style-name="ce2" office:value-type="string" calcext:value-type="string">
            <text:p>null</text:p>
          </table:table-cell>
          <table:table-cell table:formula="of:=CONCATENATE(&quot;                      {name:'&quot;;[.B35];&quot;',meanwage:&quot;;[.C35];&quot;,hotwater:&quot;;[.D35];&quot;,water:&quot;;[.E35];&quot;,sewage:&quot;;[.F35];&quot;,electricity:&quot;;[.G35];&quot;,heat:&quot;;[.H35];&quot;},&quot;)" office:value-type="string" office:string-value="                      {name:'Республика Крым',meanwage:26100,hotwater:null,water:null,sewage:null,electricity:null,heat:null}," calcext:value-type="string">
            <text:p><text:s text:c="22"/>{name:'Республика Крым',meanwage:26100,hotwater:null,water:null,sewage:null,electricity:null,heat:null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рганская</text:p>
          </table:table-cell>
          <table:table-cell office:value-type="string" calcext:value-type="string">
            <text:p>Курганская область</text:p>
          </table:table-cell>
          <table:table-cell office:value-type="float" office:value="23500" calcext:value-type="float">
            <text:p>23500</text:p>
          </table:table-cell>
          <table:table-cell office:value-type="float" office:value="74.83" calcext:value-type="float">
            <text:p>74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7.52" calcext:value-type="float">
            <text:p>27.52</text:p>
          </table:table-cell>
          <table:table-cell office:value-type="float" office:value="2.98" calcext:value-type="float">
            <text:p>2.98</text:p>
          </table:table-cell>
          <table:table-cell office:value-type="float" office:value="1931.36" calcext:value-type="float">
            <text:p>1931.36</text:p>
          </table:table-cell>
          <table:table-cell table:formula="of:=CONCATENATE(&quot;                      {name:'&quot;;[.B36];&quot;',meanwage:&quot;;[.C36];&quot;,hotwater:&quot;;[.D36];&quot;,water:&quot;;[.E36];&quot;,sewage:&quot;;[.F36];&quot;,electricity:&quot;;[.G36];&quot;,heat:&quot;;[.H36];&quot;},&quot;)" office:value-type="string" office:string-value="                      {name:'Курганская область',meanwage:23500,hotwater:74.83,water:34.93,sewage:27.52,electricity:2.98,heat:1931.36}," calcext:value-type="string">
            <text:p><text:s text:c="22"/>{name:'Курганская область',meanwage:23500,hotwater:74.83,water:34.93,sewage:27.52,electricity:2.98,heat:1931.3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рская</text:p>
          </table:table-cell>
          <table:table-cell office:value-type="string" calcext:value-type="string">
            <text:p>Курская область</text:p>
          </table:table-cell>
          <table:table-cell office:value-type="float" office:value="23200" calcext:value-type="float">
            <text:p>23200</text:p>
          </table:table-cell>
          <table:table-cell office:value-type="float" office:value="72.75" calcext:value-type="float">
            <text:p>72.75</text:p>
          </table:table-cell>
          <table:table-cell office:value-type="float" office:value="20.88" calcext:value-type="float">
            <text:p>20.88</text:p>
          </table:table-cell>
          <table:table-cell office:value-type="float" office:value="16.33" calcext:value-type="float">
            <text:p>16.33</text:p>
          </table:table-cell>
          <table:table-cell office:value-type="float" office:value="2.91" calcext:value-type="float">
            <text:p>2.91</text:p>
          </table:table-cell>
          <table:table-cell office:value-type="float" office:value="1438.72" calcext:value-type="float">
            <text:p>1438.72</text:p>
          </table:table-cell>
          <table:table-cell table:formula="of:=CONCATENATE(&quot;                      {name:'&quot;;[.B37];&quot;',meanwage:&quot;;[.C37];&quot;,hotwater:&quot;;[.D37];&quot;,water:&quot;;[.E37];&quot;,sewage:&quot;;[.F37];&quot;,electricity:&quot;;[.G37];&quot;,heat:&quot;;[.H37];&quot;},&quot;)" office:value-type="string" office:string-value="                      {name:'Курская область',meanwage:23200,hotwater:72.75,water:20.88,sewage:16.33,electricity:2.91,heat:1438.72}," calcext:value-type="string">
            <text:p><text:s text:c="22"/>{name:'Курская область',meanwage:23200,hotwater:72.75,water:20.88,sewage:16.33,electricity:2.91,heat:1438.7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енинградская</text:p>
          </table:table-cell>
          <table:table-cell office:value-type="string" calcext:value-type="string">
            <text:p>Ленинградская область</text:p>
          </table:table-cell>
          <table:table-cell office:value-type="float" office:value="35000" calcext:value-type="float">
            <text:p>35000</text:p>
          </table:table-cell>
          <table:table-cell office:value-type="float" office:value="78.89" calcext:value-type="float">
            <text:p>78.89</text:p>
          </table:table-cell>
          <table:table-cell office:value-type="float" office:value="26.48" calcext:value-type="float">
            <text:p>26.48</text:p>
          </table:table-cell>
          <table:table-cell office:value-type="float" office:value="24.63" calcext:value-type="float">
            <text:p>24.63</text:p>
          </table:table-cell>
          <table:table-cell office:value-type="float" office:value="2.85" calcext:value-type="float">
            <text:p>2.85</text:p>
          </table:table-cell>
          <table:table-cell office:value-type="float" office:value="1717.84" calcext:value-type="float">
            <text:p>1717.84</text:p>
          </table:table-cell>
          <table:table-cell table:formula="of:=CONCATENATE(&quot;                      {name:'&quot;;[.B38];&quot;',meanwage:&quot;;[.C38];&quot;,hotwater:&quot;;[.D38];&quot;,water:&quot;;[.E38];&quot;,sewage:&quot;;[.F38];&quot;,electricity:&quot;;[.G38];&quot;,heat:&quot;;[.H38];&quot;},&quot;)" office:value-type="string" office:string-value="                      {name:'Ленинградская область',meanwage:35000,hotwater:78.89,water:26.48,sewage:24.63,electricity:2.85,heat:1717.84}," calcext:value-type="string">
            <text:p><text:s text:c="22"/>{name:'Ленинградская область',meanwage:35000,hotwater:78.89,water:26.48,sewage:24.63,electricity:2.85,heat:1717.8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ипецкая</text:p>
          </table:table-cell>
          <table:table-cell office:value-type="string" calcext:value-type="string">
            <text:p>Липецкая область</text:p>
          </table:table-cell>
          <table:table-cell office:value-type="float" office:value="28800" calcext:value-type="float">
            <text:p>28800</text:p>
          </table:table-cell>
          <table:table-cell office:value-type="float" office:value="89.78" calcext:value-type="float">
            <text:p>89.78</text:p>
          </table:table-cell>
          <table:table-cell office:value-type="float" office:value="23.58" calcext:value-type="float">
            <text:p>23.58</text:p>
          </table:table-cell>
          <table:table-cell office:value-type="float" office:value="20.5" calcext:value-type="float">
            <text:p>20.5</text:p>
          </table:table-cell>
          <table:table-cell office:value-type="float" office:value="2.53" calcext:value-type="float">
            <text:p>2.53</text:p>
          </table:table-cell>
          <table:table-cell office:value-type="float" office:value="1430.88" calcext:value-type="float">
            <text:p>1430.88</text:p>
          </table:table-cell>
          <table:table-cell table:formula="of:=CONCATENATE(&quot;                      {name:'&quot;;[.B39];&quot;',meanwage:&quot;;[.C39];&quot;,hotwater:&quot;;[.D39];&quot;,water:&quot;;[.E39];&quot;,sewage:&quot;;[.F39];&quot;,electricity:&quot;;[.G39];&quot;,heat:&quot;;[.H39];&quot;},&quot;)" office:value-type="string" office:string-value="                      {name:'Липецкая область',meanwage:28800,hotwater:89.78,water:23.58,sewage:20.5,electricity:2.53,heat:1430.88}," calcext:value-type="string">
            <text:p><text:s text:c="22"/>{name:'Липецкая область',meanwage:28800,hotwater:89.78,water:23.58,sewage:20.5,electricity:2.53,heat:1430.8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гаданская</text:p>
          </table:table-cell>
          <table:table-cell office:value-type="string" calcext:value-type="string">
            <text:p>Магаданская область</text:p>
          </table:table-cell>
          <table:table-cell office:value-type="float" office:value="77700" calcext:value-type="float">
            <text:p>77700</text:p>
          </table:table-cell>
          <table:table-cell office:value-type="float" office:value="141.74" calcext:value-type="float">
            <text:p>141.74</text:p>
          </table:table-cell>
          <table:table-cell office:value-type="float" office:value="20.4" calcext:value-type="float">
            <text:p>20.4</text:p>
          </table:table-cell>
          <table:table-cell office:value-type="float" office:value="26.44" calcext:value-type="float">
            <text:p>26.44</text:p>
          </table:table-cell>
          <table:table-cell table:style-name="ce2" office:value-type="string" calcext:value-type="string">
            <text:p>null</text:p>
          </table:table-cell>
          <table:table-cell office:value-type="float" office:value="2782.63" calcext:value-type="float">
            <text:p>2782.63</text:p>
          </table:table-cell>
          <table:table-cell table:formula="of:=CONCATENATE(&quot;                      {name:'&quot;;[.B40];&quot;',meanwage:&quot;;[.C40];&quot;,hotwater:&quot;;[.D40];&quot;,water:&quot;;[.E40];&quot;,sewage:&quot;;[.F40];&quot;,electricity:&quot;;[.G40];&quot;,heat:&quot;;[.H40];&quot;},&quot;)" office:value-type="string" office:string-value="                      {name:'Магаданская область',meanwage:77700,hotwater:141.74,water:20.4,sewage:26.44,electricity:null,heat:2782.63}," calcext:value-type="string">
            <text:p><text:s text:c="22"/>{name:'Магаданская область',meanwage:77700,hotwater:141.74,water:20.4,sewage:26.44,electricity:null,heat:2782.6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рий Эл</text:p>
          </table:table-cell>
          <table:table-cell office:value-type="string" calcext:value-type="string">
            <text:p>Республика Марий Эл</text:p>
          </table:table-cell>
          <table:table-cell office:value-type="float" office:value="22600" calcext:value-type="float">
            <text:p>22600</text:p>
          </table:table-cell>
          <table:table-cell office:value-type="float" office:value="87.42" calcext:value-type="float">
            <text:p>87.42</text:p>
          </table:table-cell>
          <table:table-cell office:value-type="float" office:value="19.05" calcext:value-type="float">
            <text:p>19.05</text:p>
          </table:table-cell>
          <table:table-cell office:value-type="float" office:value="23.8" calcext:value-type="float">
            <text:p>23.8</text:p>
          </table:table-cell>
          <table:table-cell office:value-type="float" office:value="2.5" calcext:value-type="float">
            <text:p>2.5</text:p>
          </table:table-cell>
          <table:table-cell office:value-type="float" office:value="1368.59" calcext:value-type="float">
            <text:p>1368.59</text:p>
          </table:table-cell>
          <table:table-cell table:formula="of:=CONCATENATE(&quot;                      {name:'&quot;;[.B41];&quot;',meanwage:&quot;;[.C41];&quot;,hotwater:&quot;;[.D41];&quot;,water:&quot;;[.E41];&quot;,sewage:&quot;;[.F41];&quot;,electricity:&quot;;[.G41];&quot;,heat:&quot;;[.H41];&quot;},&quot;)" office:value-type="string" office:string-value="                      {name:'Республика Марий Эл',meanwage:22600,hotwater:87.42,water:19.05,sewage:23.8,electricity:2.5,heat:1368.59}," calcext:value-type="string">
            <text:p><text:s text:c="22"/>{name:'Республика Марий Эл',meanwage:22600,hotwater:87.42,water:19.05,sewage:23.8,electricity:2.5,heat:1368.5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ордовия</text:p>
          </table:table-cell>
          <table:table-cell office:value-type="string" calcext:value-type="string">
            <text:p>Республика Мордовия</text:p>
          </table:table-cell>
          <table:table-cell office:value-type="float" office:value="22800" calcext:value-type="float">
            <text:p>22800</text:p>
          </table:table-cell>
          <table:table-cell office:value-type="float" office:value="77.35" calcext:value-type="float">
            <text:p>77.35</text:p>
          </table:table-cell>
          <table:table-cell office:value-type="float" office:value="19.13" calcext:value-type="float">
            <text:p>19.13</text:p>
          </table:table-cell>
          <table:table-cell office:value-type="float" office:value="10.89" calcext:value-type="float">
            <text:p>10.89</text:p>
          </table:table-cell>
          <table:table-cell office:value-type="float" office:value="2.48" calcext:value-type="float">
            <text:p>2.48</text:p>
          </table:table-cell>
          <table:table-cell office:value-type="float" office:value="1479.76" calcext:value-type="float">
            <text:p>1479.76</text:p>
          </table:table-cell>
          <table:table-cell table:formula="of:=CONCATENATE(&quot;                      {name:'&quot;;[.B42];&quot;',meanwage:&quot;;[.C42];&quot;,hotwater:&quot;;[.D42];&quot;,water:&quot;;[.E42];&quot;,sewage:&quot;;[.F42];&quot;,electricity:&quot;;[.G42];&quot;,heat:&quot;;[.H42];&quot;},&quot;)" office:value-type="string" office:string-value="                      {name:'Республика Мордовия',meanwage:22800,hotwater:77.35,water:19.13,sewage:10.89,electricity:2.48,heat:1479.76}," calcext:value-type="string">
            <text:p><text:s text:c="22"/>{name:'Республика Мордовия',meanwage:22800,hotwater:77.35,water:19.13,sewage:10.89,electricity:2.48,heat:1479.76},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Москва</text:p>
          </table:table-cell>
          <table:table-cell office:value-type="float" office:value="63200" calcext:value-type="float">
            <text:p>63200</text:p>
          </table:table-cell>
          <table:table-cell office:value-type="float" office:value="105.45" calcext:value-type="float">
            <text:p>105.45</text:p>
          </table:table-cell>
          <table:table-cell office:value-type="float" office:value="28.28" calcext:value-type="float">
            <text:p>28.28</text:p>
          </table:table-cell>
          <table:table-cell office:value-type="float" office:value="20.25" calcext:value-type="float">
            <text:p>20.25</text:p>
          </table:table-cell>
          <table:table-cell office:value-type="float" office:value="4.48" calcext:value-type="float">
            <text:p>4.48</text:p>
          </table:table-cell>
          <table:table-cell office:value-type="float" office:value="1571.65" calcext:value-type="float">
            <text:p>1571.65</text:p>
          </table:table-cell>
          <table:table-cell table:formula="of:=CONCATENATE(&quot;                      {name:'&quot;;[.B43];&quot;',meanwage:&quot;;[.C43];&quot;,hotwater:&quot;;[.D43];&quot;,water:&quot;;[.E43];&quot;,sewage:&quot;;[.F43];&quot;,electricity:&quot;;[.G43];&quot;,heat:&quot;;[.H43];&quot;},&quot;)" office:value-type="string" office:string-value="                      {name:'Москва',meanwage:63200,hotwater:105.45,water:28.28,sewage:20.25,electricity:4.48,heat:1571.65}," calcext:value-type="string">
            <text:p><text:s text:c="22"/>{name:'Москва',meanwage:63200,hotwater:105.45,water:28.28,sewage:20.25,electricity:4.48,heat:1571.6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осковская</text:p>
          </table:table-cell>
          <table:table-cell office:value-type="string" calcext:value-type="string">
            <text:p>Московская область</text:p>
          </table:table-cell>
          <table:table-cell office:value-type="float" office:value="50300" calcext:value-type="float">
            <text:p>50300</text:p>
          </table:table-cell>
          <table:table-cell office:value-type="float" office:value="105.26" calcext:value-type="float">
            <text:p>105.26</text:p>
          </table:table-cell>
          <table:table-cell office:value-type="float" office:value="22.04" calcext:value-type="float">
            <text:p>22.04</text:p>
          </table:table-cell>
          <table:table-cell office:value-type="float" office:value="23.15" calcext:value-type="float">
            <text:p>23.15</text:p>
          </table:table-cell>
          <table:table-cell office:value-type="float" office:value="3.85" calcext:value-type="float">
            <text:p>3.85</text:p>
          </table:table-cell>
          <table:table-cell office:value-type="float" office:value="1819.44" calcext:value-type="float">
            <text:p>1819.44</text:p>
          </table:table-cell>
          <table:table-cell table:formula="of:=CONCATENATE(&quot;                      {name:'&quot;;[.B44];&quot;',meanwage:&quot;;[.C44];&quot;,hotwater:&quot;;[.D44];&quot;,water:&quot;;[.E44];&quot;,sewage:&quot;;[.F44];&quot;,electricity:&quot;;[.G44];&quot;,heat:&quot;;[.H44];&quot;},&quot;)" office:value-type="string" office:string-value="                      {name:'Московская область',meanwage:50300,hotwater:105.26,water:22.04,sewage:23.15,electricity:3.85,heat:1819.44}," calcext:value-type="string">
            <text:p><text:s text:c="22"/>{name:'Московская область',meanwage:50300,hotwater:105.26,water:22.04,sewage:23.15,electricity:3.85,heat:1819.4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урманская</text:p>
          </table:table-cell>
          <table:table-cell office:value-type="string" calcext:value-type="string">
            <text:p>Мурманская область</text:p>
          </table:table-cell>
          <table:table-cell office:value-type="float" office:value="55600" calcext:value-type="float">
            <text:p>55600</text:p>
          </table:table-cell>
          <table:table-cell office:value-type="float" office:value="131.73" calcext:value-type="float">
            <text:p>131.73</text:p>
          </table:table-cell>
          <table:table-cell office:value-type="float" office:value="16.82" calcext:value-type="float">
            <text:p>16.82</text:p>
          </table:table-cell>
          <table:table-cell office:value-type="float" office:value="13.57" calcext:value-type="float">
            <text:p>13.57</text:p>
          </table:table-cell>
          <table:table-cell office:value-type="float" office:value="2.3" calcext:value-type="float">
            <text:p>2.3</text:p>
          </table:table-cell>
          <table:table-cell office:value-type="float" office:value="2688.1" calcext:value-type="float">
            <text:p>2688.1</text:p>
          </table:table-cell>
          <table:table-cell table:formula="of:=CONCATENATE(&quot;                      {name:'&quot;;[.B45];&quot;',meanwage:&quot;;[.C45];&quot;,hotwater:&quot;;[.D45];&quot;,water:&quot;;[.E45];&quot;,sewage:&quot;;[.F45];&quot;,electricity:&quot;;[.G45];&quot;,heat:&quot;;[.H45];&quot;},&quot;)" office:value-type="string" office:string-value="                      {name:'Мурманская область',meanwage:55600,hotwater:131.73,water:16.82,sewage:13.57,electricity:2.3,heat:2688.1}," calcext:value-type="string">
            <text:p><text:s text:c="22"/>{name:'Мурманская область',meanwage:55600,hotwater:131.73,water:16.82,sewage:13.57,electricity:2.3,heat:2688.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енецкий</text:p>
          </table:table-cell>
          <table:table-cell office:value-type="string" calcext:value-type="string">
            <text:p>Ненецкий АО</text:p>
          </table:table-cell>
          <table:table-cell office:value-type="float" office:value="95100" calcext:value-type="float">
            <text:p>95100</text:p>
          </table:table-cell>
          <table:table-cell office:value-type="float" office:value="153.94" calcext:value-type="float">
            <text:p>153.94</text:p>
          </table:table-cell>
          <table:table-cell office:value-type="float" office:value="42.19" calcext:value-type="float">
            <text:p>42.19</text:p>
          </table:table-cell>
          <table:table-cell office:value-type="float" office:value="69.02" calcext:value-type="float">
            <text:p>69.02</text:p>
          </table:table-cell>
          <table:table-cell office:value-type="float" office:value="3.77" calcext:value-type="float">
            <text:p>3.77</text:p>
          </table:table-cell>
          <table:table-cell office:value-type="float" office:value="2150.87" calcext:value-type="float">
            <text:p>2150.87</text:p>
          </table:table-cell>
          <table:table-cell table:formula="of:=CONCATENATE(&quot;                      {name:'&quot;;[.B46];&quot;',meanwage:&quot;;[.C46];&quot;,hotwater:&quot;;[.D46];&quot;,water:&quot;;[.E46];&quot;,sewage:&quot;;[.F46];&quot;,electricity:&quot;;[.G46];&quot;,heat:&quot;;[.H46];&quot;},&quot;)" office:value-type="string" office:string-value="                      {name:'Ненецкий АО',meanwage:95100,hotwater:153.94,water:42.19,sewage:69.02,electricity:3.77,heat:2150.87}," calcext:value-type="string">
            <text:p><text:s text:c="22"/>{name:'Ненецкий АО',meanwage:95100,hotwater:153.94,water:42.19,sewage:69.02,electricity:3.77,heat:2150.8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жегородская</text:p>
          </table:table-cell>
          <table:table-cell office:value-type="string" calcext:value-type="string">
            <text:p>Нижегородская область</text:p>
          </table:table-cell>
          <table:table-cell office:value-type="float" office:value="29600" calcext:value-type="float">
            <text:p>29600</text:p>
          </table:table-cell>
          <table:table-cell office:value-type="float" office:value="83.81" calcext:value-type="float">
            <text:p>83.81</text:p>
          </table:table-cell>
          <table:table-cell office:value-type="float" office:value="19.55" calcext:value-type="float">
            <text:p>19.55</text:p>
          </table:table-cell>
          <table:table-cell office:value-type="float" office:value="18.1" calcext:value-type="float">
            <text:p>18.1</text:p>
          </table:table-cell>
          <table:table-cell office:value-type="float" office:value="2.57" calcext:value-type="float">
            <text:p>2.57</text:p>
          </table:table-cell>
          <table:table-cell office:value-type="float" office:value="1414.59" calcext:value-type="float">
            <text:p>1414.59</text:p>
          </table:table-cell>
          <table:table-cell table:formula="of:=CONCATENATE(&quot;                      {name:'&quot;;[.B47];&quot;',meanwage:&quot;;[.C47];&quot;,hotwater:&quot;;[.D47];&quot;,water:&quot;;[.E47];&quot;,sewage:&quot;;[.F47];&quot;,electricity:&quot;;[.G47];&quot;,heat:&quot;;[.H47];&quot;},&quot;)" office:value-type="string" office:string-value="                      {name:'Нижегородская область',meanwage:29600,hotwater:83.81,water:19.55,sewage:18.1,electricity:2.57,heat:1414.59}," calcext:value-type="string">
            <text:p><text:s text:c="22"/>{name:'Нижегородская область',meanwage:29600,hotwater:83.81,water:19.55,sewage:18.1,electricity:2.57,heat:1414.5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овгородская</text:p>
          </table:table-cell>
          <table:table-cell office:value-type="string" calcext:value-type="string">
            <text:p>Новгородская область</text:p>
          </table:table-cell>
          <table:table-cell office:value-type="float" office:value="25600" calcext:value-type="float">
            <text:p>25600</text:p>
          </table:table-cell>
          <table:table-cell office:value-type="float" office:value="100.12" calcext:value-type="float">
            <text:p>100.12</text:p>
          </table:table-cell>
          <table:table-cell office:value-type="float" office:value="32.29" calcext:value-type="float">
            <text:p>32.29</text:p>
          </table:table-cell>
          <table:table-cell office:value-type="float" office:value="24.17" calcext:value-type="float">
            <text:p>24.17</text:p>
          </table:table-cell>
          <table:table-cell office:value-type="float" office:value="3.03" calcext:value-type="float">
            <text:p>3.03</text:p>
          </table:table-cell>
          <table:table-cell office:value-type="float" office:value="1540.54" calcext:value-type="float">
            <text:p>1540.54</text:p>
          </table:table-cell>
          <table:table-cell table:formula="of:=CONCATENATE(&quot;                      {name:'&quot;;[.B48];&quot;',meanwage:&quot;;[.C48];&quot;,hotwater:&quot;;[.D48];&quot;,water:&quot;;[.E48];&quot;,sewage:&quot;;[.F48];&quot;,electricity:&quot;;[.G48];&quot;,heat:&quot;;[.H48];&quot;},&quot;)" office:value-type="string" office:string-value="                      {name:'Новгородская область',meanwage:25600,hotwater:100.12,water:32.29,sewage:24.17,electricity:3.03,heat:1540.54}," calcext:value-type="string">
            <text:p><text:s text:c="22"/>{name:'Новгородская область',meanwage:25600,hotwater:100.12,water:32.29,sewage:24.17,electricity:3.03,heat:1540.5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овосибирская</text:p>
          </table:table-cell>
          <table:table-cell office:value-type="string" calcext:value-type="string">
            <text:p>Новосибирская область</text:p>
          </table:table-cell>
          <table:table-cell office:value-type="float" office:value="28900" calcext:value-type="float">
            <text:p>28900</text:p>
          </table:table-cell>
          <table:table-cell office:value-type="float" office:value="74.1" calcext:value-type="float">
            <text:p>74.1</text:p>
          </table:table-cell>
          <table:table-cell office:value-type="float" office:value="17.29" calcext:value-type="float">
            <text:p>17.29</text:p>
          </table:table-cell>
          <table:table-cell office:value-type="float" office:value="14.3" calcext:value-type="float">
            <text:p>14.3</text:p>
          </table:table-cell>
          <table:table-cell office:value-type="float" office:value="2" calcext:value-type="float">
            <text:p>2</text:p>
          </table:table-cell>
          <table:table-cell office:value-type="float" office:value="1219.45" calcext:value-type="float">
            <text:p>1219.45</text:p>
          </table:table-cell>
          <table:table-cell table:formula="of:=CONCATENATE(&quot;                      {name:'&quot;;[.B49];&quot;',meanwage:&quot;;[.C49];&quot;,hotwater:&quot;;[.D49];&quot;,water:&quot;;[.E49];&quot;,sewage:&quot;;[.F49];&quot;,electricity:&quot;;[.G49];&quot;,heat:&quot;;[.H49];&quot;},&quot;)" office:value-type="string" office:string-value="                      {name:'Новосибирская область',meanwage:28900,hotwater:74.1,water:17.29,sewage:14.3,electricity:2,heat:1219.45}," calcext:value-type="string">
            <text:p><text:s text:c="22"/>{name:'Новосибирская область',meanwage:28900,hotwater:74.1,water:17.29,sewage:14.3,electricity:2,heat:1219.4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Омская</text:p>
          </table:table-cell>
          <table:table-cell office:value-type="string" calcext:value-type="string">
            <text:p>Омская область</text:p>
          </table:table-cell>
          <table:table-cell office:value-type="float" office:value="30500" calcext:value-type="float">
            <text:p>30500</text:p>
          </table:table-cell>
          <table:table-cell office:value-type="float" office:value="72.26" calcext:value-type="float">
            <text:p>72.26</text:p>
          </table:table-cell>
          <table:table-cell office:value-type="float" office:value="27.14" calcext:value-type="float">
            <text:p>27.14</text:p>
          </table:table-cell>
          <table:table-cell office:value-type="float" office:value="18.75" calcext:value-type="float">
            <text:p>18.75</text:p>
          </table:table-cell>
          <table:table-cell office:value-type="float" office:value="2.72" calcext:value-type="float">
            <text:p>2.72</text:p>
          </table:table-cell>
          <table:table-cell office:value-type="float" office:value="1472.62" calcext:value-type="float">
            <text:p>1472.62</text:p>
          </table:table-cell>
          <table:table-cell table:formula="of:=CONCATENATE(&quot;                      {name:'&quot;;[.B50];&quot;',meanwage:&quot;;[.C50];&quot;,hotwater:&quot;;[.D50];&quot;,water:&quot;;[.E50];&quot;,sewage:&quot;;[.F50];&quot;,electricity:&quot;;[.G50];&quot;,heat:&quot;;[.H50];&quot;},&quot;)" office:value-type="string" office:string-value="                      {name:'Омская область',meanwage:30500,hotwater:72.26,water:27.14,sewage:18.75,electricity:2.72,heat:1472.62}," calcext:value-type="string">
            <text:p><text:s text:c="22"/>{name:'Омская область',meanwage:30500,hotwater:72.26,water:27.14,sewage:18.75,electricity:2.72,heat:1472.6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Оренбургская</text:p>
          </table:table-cell>
          <table:table-cell office:value-type="string" calcext:value-type="string">
            <text:p>Оренбургская область</text:p>
          </table:table-cell>
          <table:table-cell office:value-type="float" office:value="27700" calcext:value-type="float">
            <text:p>27700</text:p>
          </table:table-cell>
          <table:table-cell office:value-type="float" office:value="73.35" calcext:value-type="float">
            <text:p>73.35</text:p>
          </table:table-cell>
          <table:table-cell office:value-type="float" office:value="21.05" calcext:value-type="float">
            <text:p>21.05</text:p>
          </table:table-cell>
          <table:table-cell office:value-type="float" office:value="17.88" calcext:value-type="float">
            <text:p>17.88</text:p>
          </table:table-cell>
          <table:table-cell office:value-type="float" office:value="1.96" calcext:value-type="float">
            <text:p>1.96</text:p>
          </table:table-cell>
          <table:table-cell office:value-type="float" office:value="1346.72" calcext:value-type="float">
            <text:p>1346.72</text:p>
          </table:table-cell>
          <table:table-cell table:formula="of:=CONCATENATE(&quot;                      {name:'&quot;;[.B51];&quot;',meanwage:&quot;;[.C51];&quot;,hotwater:&quot;;[.D51];&quot;,water:&quot;;[.E51];&quot;,sewage:&quot;;[.F51];&quot;,electricity:&quot;;[.G51];&quot;,heat:&quot;;[.H51];&quot;},&quot;)" office:value-type="string" office:string-value="                      {name:'Оренбургская область',meanwage:27700,hotwater:73.35,water:21.05,sewage:17.88,electricity:1.96,heat:1346.72}," calcext:value-type="string">
            <text:p><text:s text:c="22"/>{name:'Оренбургская область',meanwage:27700,hotwater:73.35,water:21.05,sewage:17.88,electricity:1.96,heat:1346.7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Орловская</text:p>
          </table:table-cell>
          <table:table-cell office:value-type="string" calcext:value-type="string">
            <text:p>Орловская область</text:p>
          </table:table-cell>
          <table:table-cell office:value-type="float" office:value="24900" calcext:value-type="float">
            <text:p>24900</text:p>
          </table:table-cell>
          <table:table-cell office:value-type="float" office:value="75.94" calcext:value-type="float">
            <text:p>75.94</text:p>
          </table:table-cell>
          <table:table-cell office:value-type="float" office:value="16.46" calcext:value-type="float">
            <text:p>16.46</text:p>
          </table:table-cell>
          <table:table-cell office:value-type="float" office:value="11.91" calcext:value-type="float">
            <text:p>11.91</text:p>
          </table:table-cell>
          <table:table-cell office:value-type="float" office:value="2.66" calcext:value-type="float">
            <text:p>2.66</text:p>
          </table:table-cell>
          <table:table-cell office:value-type="float" office:value="1572.76" calcext:value-type="float">
            <text:p>1572.76</text:p>
          </table:table-cell>
          <table:table-cell table:formula="of:=CONCATENATE(&quot;                      {name:'&quot;;[.B52];&quot;',meanwage:&quot;;[.C52];&quot;,hotwater:&quot;;[.D52];&quot;,water:&quot;;[.E52];&quot;,sewage:&quot;;[.F52];&quot;,electricity:&quot;;[.G52];&quot;,heat:&quot;;[.H52];&quot;},&quot;)" office:value-type="string" office:string-value="                      {name:'Орловская область',meanwage:24900,hotwater:75.94,water:16.46,sewage:11.91,electricity:2.66,heat:1572.76}," calcext:value-type="string">
            <text:p><text:s text:c="22"/>{name:'Орловская область',meanwage:24900,hotwater:75.94,water:16.46,sewage:11.91,electricity:2.66,heat:1572.7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нзенская</text:p>
          </table:table-cell>
          <table:table-cell office:value-type="string" calcext:value-type="string">
            <text:p>Пензенская область</text:p>
          </table:table-cell>
          <table:table-cell office:value-type="float" office:value="22000" calcext:value-type="float">
            <text:p>22000</text:p>
          </table:table-cell>
          <table:table-cell office:value-type="float" office:value="68.41" calcext:value-type="float">
            <text:p>68.41</text:p>
          </table:table-cell>
          <table:table-cell office:value-type="float" office:value="17.79" calcext:value-type="float">
            <text:p>17.79</text:p>
          </table:table-cell>
          <table:table-cell office:value-type="float" office:value="14.81" calcext:value-type="float">
            <text:p>14.81</text:p>
          </table:table-cell>
          <table:table-cell office:value-type="float" office:value="2.35" calcext:value-type="float">
            <text:p>2.35</text:p>
          </table:table-cell>
          <table:table-cell office:value-type="float" office:value="1203.83" calcext:value-type="float">
            <text:p>1203.83</text:p>
          </table:table-cell>
          <table:table-cell table:formula="of:=CONCATENATE(&quot;                      {name:'&quot;;[.B53];&quot;',meanwage:&quot;;[.C53];&quot;,hotwater:&quot;;[.D53];&quot;,water:&quot;;[.E53];&quot;,sewage:&quot;;[.F53];&quot;,electricity:&quot;;[.G53];&quot;,heat:&quot;;[.H53];&quot;},&quot;)" office:value-type="string" office:string-value="                      {name:'Пензенская область',meanwage:22000,hotwater:68.41,water:17.79,sewage:14.81,electricity:2.35,heat:1203.83}," calcext:value-type="string">
            <text:p><text:s text:c="22"/>{name:'Пензенская область',meanwage:22000,hotwater:68.41,water:17.79,sewage:14.81,electricity:2.35,heat:1203.8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рмский</text:p>
          </table:table-cell>
          <table:table-cell office:value-type="string" calcext:value-type="string">
            <text:p>Пермский край</text:p>
          </table:table-cell>
          <table:table-cell office:value-type="float" office:value="33200" calcext:value-type="float">
            <text:p>33200</text:p>
          </table:table-cell>
          <table:table-cell office:value-type="float" office:value="84.92" calcext:value-type="float">
            <text:p>84.92</text:p>
          </table:table-cell>
          <table:table-cell office:value-type="float" office:value="26.13" calcext:value-type="float">
            <text:p>26.13</text:p>
          </table:table-cell>
          <table:table-cell office:value-type="float" office:value="20.52" calcext:value-type="float">
            <text:p>20.52</text:p>
          </table:table-cell>
          <table:table-cell office:value-type="float" office:value="2.74" calcext:value-type="float">
            <text:p>2.74</text:p>
          </table:table-cell>
          <table:table-cell office:value-type="float" office:value="1415.79" calcext:value-type="float">
            <text:p>1415.79</text:p>
          </table:table-cell>
          <table:table-cell table:formula="of:=CONCATENATE(&quot;                      {name:'&quot;;[.B54];&quot;',meanwage:&quot;;[.C54];&quot;,hotwater:&quot;;[.D54];&quot;,water:&quot;;[.E54];&quot;,sewage:&quot;;[.F54];&quot;,electricity:&quot;;[.G54];&quot;,heat:&quot;;[.H54];&quot;},&quot;)" office:value-type="string" office:string-value="                      {name:'Пермский край',meanwage:33200,hotwater:84.92,water:26.13,sewage:20.52,electricity:2.74,heat:1415.79}," calcext:value-type="string">
            <text:p><text:s text:c="22"/>{name:'Пермский край',meanwage:33200,hotwater:84.92,water:26.13,sewage:20.52,electricity:2.74,heat:1415.7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иморский</text:p>
          </table:table-cell>
          <table:table-cell office:value-type="string" calcext:value-type="string">
            <text:p>Приморский край</text:p>
          </table:table-cell>
          <table:table-cell office:value-type="float" office:value="42400" calcext:value-type="float">
            <text:p>42400</text:p>
          </table:table-cell>
          <table:table-cell office:value-type="float" office:value="139.17" calcext:value-type="float">
            <text:p>139.17</text:p>
          </table:table-cell>
          <table:table-cell office:value-type="float" office:value="25.07" calcext:value-type="float">
            <text:p>25.07</text:p>
          </table:table-cell>
          <table:table-cell office:value-type="float" office:value="15.28" calcext:value-type="float">
            <text:p>15.28</text:p>
          </table:table-cell>
          <table:table-cell office:value-type="float" office:value="2.6" calcext:value-type="float">
            <text:p>2.6</text:p>
          </table:table-cell>
          <table:table-cell office:value-type="float" office:value="2754.8" calcext:value-type="float">
            <text:p>2754.8</text:p>
          </table:table-cell>
          <table:table-cell table:formula="of:=CONCATENATE(&quot;                      {name:'&quot;;[.B55];&quot;',meanwage:&quot;;[.C55];&quot;,hotwater:&quot;;[.D55];&quot;,water:&quot;;[.E55];&quot;,sewage:&quot;;[.F55];&quot;,electricity:&quot;;[.G55];&quot;,heat:&quot;;[.H55];&quot;},&quot;)" office:value-type="string" office:string-value="                      {name:'Приморский край',meanwage:42400,hotwater:139.17,water:25.07,sewage:15.28,electricity:2.6,heat:2754.8}," calcext:value-type="string">
            <text:p><text:s text:c="22"/>{name:'Приморский край',meanwage:42400,hotwater:139.17,water:25.07,sewage:15.28,electricity:2.6,heat:2754.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сковская</text:p>
          </table:table-cell>
          <table:table-cell office:value-type="string" calcext:value-type="string">
            <text:p>Псковская область</text:p>
          </table:table-cell>
          <table:table-cell office:value-type="float" office:value="24200" calcext:value-type="float">
            <text:p>24200</text:p>
          </table:table-cell>
          <table:table-cell office:value-type="float" office:value="110.36" calcext:value-type="float">
            <text:p>110.36</text:p>
          </table:table-cell>
          <table:table-cell office:value-type="float" office:value="20.54" calcext:value-type="float">
            <text:p>20.54</text:p>
          </table:table-cell>
          <table:table-cell office:value-type="float" office:value="21.18" calcext:value-type="float">
            <text:p>21.18</text:p>
          </table:table-cell>
          <table:table-cell office:value-type="float" office:value="3.1" calcext:value-type="float">
            <text:p>3.1</text:p>
          </table:table-cell>
          <table:table-cell office:value-type="float" office:value="1871.76" calcext:value-type="float">
            <text:p>1871.76</text:p>
          </table:table-cell>
          <table:table-cell table:formula="of:=CONCATENATE(&quot;                      {name:'&quot;;[.B56];&quot;',meanwage:&quot;;[.C56];&quot;,hotwater:&quot;;[.D56];&quot;,water:&quot;;[.E56];&quot;,sewage:&quot;;[.F56];&quot;,electricity:&quot;;[.G56];&quot;,heat:&quot;;[.H56];&quot;},&quot;)" office:value-type="string" office:string-value="                      {name:'Псковская область',meanwage:24200,hotwater:110.36,water:20.54,sewage:21.18,electricity:3.1,heat:1871.76}," calcext:value-type="string">
            <text:p><text:s text:c="22"/>{name:'Псковская область',meanwage:24200,hotwater:110.36,water:20.54,sewage:21.18,electricity:3.1,heat:1871.7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остовская</text:p>
          </table:table-cell>
          <table:table-cell office:value-type="string" calcext:value-type="string">
            <text:p>Ростовская область</text:p>
          </table:table-cell>
          <table:table-cell office:value-type="float" office:value="28200" calcext:value-type="float">
            <text:p>28200</text:p>
          </table:table-cell>
          <table:table-cell office:value-type="float" office:value="102.58" calcext:value-type="float">
            <text:p>102.58</text:p>
          </table:table-cell>
          <table:table-cell office:value-type="float" office:value="33.62" calcext:value-type="float">
            <text:p>33.62</text:p>
          </table:table-cell>
          <table:table-cell office:value-type="float" office:value="25.63" calcext:value-type="float">
            <text:p>25.63</text:p>
          </table:table-cell>
          <table:table-cell office:value-type="float" office:value="3.27" calcext:value-type="float">
            <text:p>3.27</text:p>
          </table:table-cell>
          <table:table-cell office:value-type="float" office:value="1575.96" calcext:value-type="float">
            <text:p>1575.96</text:p>
          </table:table-cell>
          <table:table-cell table:formula="of:=CONCATENATE(&quot;                      {name:'&quot;;[.B57];&quot;',meanwage:&quot;;[.C57];&quot;,hotwater:&quot;;[.D57];&quot;,water:&quot;;[.E57];&quot;,sewage:&quot;;[.F57];&quot;,electricity:&quot;;[.G57];&quot;,heat:&quot;;[.H57];&quot;},&quot;)" office:value-type="string" office:string-value="                      {name:'Ростовская область',meanwage:28200,hotwater:102.58,water:33.62,sewage:25.63,electricity:3.27,heat:1575.96}," calcext:value-type="string">
            <text:p><text:s text:c="22"/>{name:'Ростовская область',meanwage:28200,hotwater:102.58,water:33.62,sewage:25.63,electricity:3.27,heat:1575.9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язанская</text:p>
          </table:table-cell>
          <table:table-cell office:value-type="string" calcext:value-type="string">
            <text:p>Рязанская область</text:p>
          </table:table-cell>
          <table:table-cell office:value-type="float" office:value="28500" calcext:value-type="float">
            <text:p>28500</text:p>
          </table:table-cell>
          <table:table-cell office:value-type="float" office:value="87.2" calcext:value-type="float">
            <text:p>87.2</text:p>
          </table:table-cell>
          <table:table-cell office:value-type="float" office:value="19.68" calcext:value-type="float">
            <text:p>19.68</text:p>
          </table:table-cell>
          <table:table-cell office:value-type="float" office:value="15.78" calcext:value-type="float">
            <text:p>15.78</text:p>
          </table:table-cell>
          <table:table-cell office:value-type="float" office:value="3.03" calcext:value-type="float">
            <text:p>3.03</text:p>
          </table:table-cell>
          <table:table-cell office:value-type="float" office:value="1518.47" calcext:value-type="float">
            <text:p>1518.47</text:p>
          </table:table-cell>
          <table:table-cell table:formula="of:=CONCATENATE(&quot;                      {name:'&quot;;[.B58];&quot;',meanwage:&quot;;[.C58];&quot;,hotwater:&quot;;[.D58];&quot;,water:&quot;;[.E58];&quot;,sewage:&quot;;[.F58];&quot;,electricity:&quot;;[.G58];&quot;,heat:&quot;;[.H58];&quot;},&quot;)" office:value-type="string" office:string-value="                      {name:'Рязанская область',meanwage:28500,hotwater:87.2,water:19.68,sewage:15.78,electricity:3.03,heat:1518.47}," calcext:value-type="string">
            <text:p><text:s text:c="22"/>{name:'Рязанская область',meanwage:28500,hotwater:87.2,water:19.68,sewage:15.78,electricity:3.03,heat:1518.4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амарская</text:p>
          </table:table-cell>
          <table:table-cell office:value-type="string" calcext:value-type="string">
            <text:p>Самарская область</text:p>
          </table:table-cell>
          <table:table-cell office:value-type="float" office:value="30700" calcext:value-type="float">
            <text:p>30700</text:p>
          </table:table-cell>
          <table:table-cell office:value-type="float" office:value="89.06" calcext:value-type="float">
            <text:p>89.06</text:p>
          </table:table-cell>
          <table:table-cell office:value-type="float" office:value="22.1" calcext:value-type="float">
            <text:p>22.1</text:p>
          </table:table-cell>
          <table:table-cell office:value-type="float" office:value="16.9" calcext:value-type="float">
            <text:p>16.9</text:p>
          </table:table-cell>
          <table:table-cell office:value-type="float" office:value="2.87" calcext:value-type="float">
            <text:p>2.87</text:p>
          </table:table-cell>
          <table:table-cell office:value-type="float" office:value="1381.73" calcext:value-type="float">
            <text:p>1381.73</text:p>
          </table:table-cell>
          <table:table-cell table:formula="of:=CONCATENATE(&quot;                      {name:'&quot;;[.B59];&quot;',meanwage:&quot;;[.C59];&quot;,hotwater:&quot;;[.D59];&quot;,water:&quot;;[.E59];&quot;,sewage:&quot;;[.F59];&quot;,electricity:&quot;;[.G59];&quot;,heat:&quot;;[.H59];&quot;},&quot;)" office:value-type="string" office:string-value="                      {name:'Самарская область',meanwage:30700,hotwater:89.06,water:22.1,sewage:16.9,electricity:2.87,heat:1381.73}," calcext:value-type="string">
            <text:p><text:s text:c="22"/>{name:'Самарская область',meanwage:30700,hotwater:89.06,water:22.1,sewage:16.9,electricity:2.87,heat:1381.73},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Санкт-Петербург </text:p>
          </table:table-cell>
          <table:table-cell office:value-type="float" office:value="43200" calcext:value-type="float">
            <text:p>432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0.38" calcext:value-type="float">
            <text:p>20.38</text:p>
          </table:table-cell>
          <table:table-cell office:value-type="float" office:value="3.39" calcext:value-type="float">
            <text:p>3.39</text:p>
          </table:table-cell>
          <table:table-cell office:value-type="float" office:value="1351.25" calcext:value-type="float">
            <text:p>1351.25</text:p>
          </table:table-cell>
          <table:table-cell table:formula="of:=CONCATENATE(&quot;                      {name:'&quot;;[.B60];&quot;',meanwage:&quot;;[.C60];&quot;,hotwater:&quot;;[.D60];&quot;,water:&quot;;[.E60];&quot;,sewage:&quot;;[.F60];&quot;,electricity:&quot;;[.G60];&quot;,heat:&quot;;[.H60];&quot;},&quot;)" office:value-type="string" office:string-value="                      {name:'Санкт-Петербург ',meanwage:43200,hotwater:63,water:20.38,sewage:20.38,electricity:3.39,heat:1351.25}," calcext:value-type="string">
            <text:p><text:s text:c="22"/>{name:'Санкт-Петербург ',meanwage:43200,hotwater:63,water:20.38,sewage:20.38,electricity:3.39,heat:1351.25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аратовская</text:p>
          </table:table-cell>
          <table:table-cell office:value-type="string" calcext:value-type="string">
            <text:p>Саратовская область</text:p>
          </table:table-cell>
          <table:table-cell office:value-type="float" office:value="25900" calcext:value-type="float">
            <text:p>25900</text:p>
          </table:table-cell>
          <table:table-cell office:value-type="float" office:value="65.13" calcext:value-type="float">
            <text:p>65.13</text:p>
          </table:table-cell>
          <table:table-cell office:value-type="float" office:value="18.01" calcext:value-type="float">
            <text:p>18.01</text:p>
          </table:table-cell>
          <table:table-cell office:value-type="float" office:value="14.19" calcext:value-type="float">
            <text:p>14.19</text:p>
          </table:table-cell>
          <table:table-cell office:value-type="float" office:value="2.7" calcext:value-type="float">
            <text:p>2.7</text:p>
          </table:table-cell>
          <table:table-cell office:value-type="float" office:value="1489.1" calcext:value-type="float">
            <text:p>1489.1</text:p>
          </table:table-cell>
          <table:table-cell table:formula="of:=CONCATENATE(&quot;                      {name:'&quot;;[.B61];&quot;',meanwage:&quot;;[.C61];&quot;,hotwater:&quot;;[.D61];&quot;,water:&quot;;[.E61];&quot;,sewage:&quot;;[.F61];&quot;,electricity:&quot;;[.G61];&quot;,heat:&quot;;[.H61];&quot;},&quot;)" office:value-type="string" office:string-value="                      {name:'Саратовская область',meanwage:25900,hotwater:65.13,water:18.01,sewage:14.19,electricity:2.7,heat:1489.1}," calcext:value-type="string">
            <text:p><text:s text:c="22"/>{name:'Саратовская область',meanwage:25900,hotwater:65.13,water:18.01,sewage:14.19,electricity:2.7,heat:1489.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аха (Якутия)</text:p>
          </table:table-cell>
          <table:table-cell office:value-type="string" calcext:value-type="string">
            <text:p>Республика Саха (Якутия)</text:p>
          </table:table-cell>
          <table:table-cell office:value-type="float" office:value="66000" calcext:value-type="float">
            <text:p>66000</text:p>
          </table:table-cell>
          <table:table-cell office:value-type="float" office:value="63.19" calcext:value-type="float">
            <text:p>63.19</text:p>
          </table:table-cell>
          <table:table-cell office:value-type="float" office:value="41.5" calcext:value-type="float">
            <text:p>41.5</text:p>
          </table:table-cell>
          <table:table-cell office:value-type="float" office:value="22.14" calcext:value-type="float">
            <text:p>22.14</text:p>
          </table:table-cell>
          <table:table-cell office:value-type="float" office:value="3.74" calcext:value-type="float">
            <text:p>3.74</text:p>
          </table:table-cell>
          <table:table-cell office:value-type="float" office:value="934.16" calcext:value-type="float">
            <text:p>934.16</text:p>
          </table:table-cell>
          <table:table-cell table:formula="of:=CONCATENATE(&quot;                      {name:'&quot;;[.B62];&quot;',meanwage:&quot;;[.C62];&quot;,hotwater:&quot;;[.D62];&quot;,water:&quot;;[.E62];&quot;,sewage:&quot;;[.F62];&quot;,electricity:&quot;;[.G62];&quot;,heat:&quot;;[.H62];&quot;},&quot;)" office:value-type="string" office:string-value="                      {name:'Республика Саха (Якутия)',meanwage:66000,hotwater:63.19,water:41.5,sewage:22.14,electricity:3.74,heat:934.16}," calcext:value-type="string">
            <text:p><text:s text:c="22"/>{name:'Республика Саха (Якутия)',meanwage:66000,hotwater:63.19,water:41.5,sewage:22.14,electricity:3.74,heat:934.1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ахалинская</text:p>
          </table:table-cell>
          <table:table-cell office:value-type="string" calcext:value-type="string">
            <text:p>Сахалинская область</text:p>
          </table:table-cell>
          <table:table-cell office:value-type="float" office:value="60600" calcext:value-type="float">
            <text:p>60600</text:p>
          </table:table-cell>
          <table:table-cell office:value-type="float" office:value="131.3" calcext:value-type="float">
            <text:p>131.3</text:p>
          </table:table-cell>
          <table:table-cell office:value-type="float" office:value="44.56" calcext:value-type="float">
            <text:p>44.56</text:p>
          </table:table-cell>
          <table:table-cell office:value-type="float" office:value="29.59" calcext:value-type="float">
            <text:p>29.59</text:p>
          </table:table-cell>
          <table:table-cell office:value-type="float" office:value="3.37" calcext:value-type="float">
            <text:p>3.37</text:p>
          </table:table-cell>
          <table:table-cell office:value-type="float" office:value="1875.94" calcext:value-type="float">
            <text:p>1875.94</text:p>
          </table:table-cell>
          <table:table-cell table:formula="of:=CONCATENATE(&quot;                      {name:'&quot;;[.B63];&quot;',meanwage:&quot;;[.C63];&quot;,hotwater:&quot;;[.D63];&quot;,water:&quot;;[.E63];&quot;,sewage:&quot;;[.F63];&quot;,electricity:&quot;;[.G63];&quot;,heat:&quot;;[.H63];&quot;},&quot;)" office:value-type="string" office:string-value="                      {name:'Сахалинская область',meanwage:60600,hotwater:131.3,water:44.56,sewage:29.59,electricity:3.37,heat:1875.94}," calcext:value-type="string">
            <text:p><text:s text:c="22"/>{name:'Сахалинская область',meanwage:60600,hotwater:131.3,water:44.56,sewage:29.59,electricity:3.37,heat:1875.9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вердловская</text:p>
          </table:table-cell>
          <table:table-cell office:value-type="string" calcext:value-type="string">
            <text:p>Свердловская область</text:p>
          </table:table-cell>
          <table:table-cell office:value-type="float" office:value="38900" calcext:value-type="float">
            <text:p>38900</text:p>
          </table:table-cell>
          <table:table-cell office:value-type="float" office:value="69.1" calcext:value-type="float">
            <text:p>69.1</text:p>
          </table:table-cell>
          <table:table-cell office:value-type="float" office:value="21.23" calcext:value-type="float">
            <text:p>21.23</text:p>
          </table:table-cell>
          <table:table-cell office:value-type="float" office:value="14.27" calcext:value-type="float">
            <text:p>14.27</text:p>
          </table:table-cell>
          <table:table-cell office:value-type="float" office:value="2.83" calcext:value-type="float">
            <text:p>2.83</text:p>
          </table:table-cell>
          <table:table-cell office:value-type="float" office:value="1331.91" calcext:value-type="float">
            <text:p>1331.91</text:p>
          </table:table-cell>
          <table:table-cell table:formula="of:=CONCATENATE(&quot;                      {name:'&quot;;[.B64];&quot;',meanwage:&quot;;[.C64];&quot;,hotwater:&quot;;[.D64];&quot;,water:&quot;;[.E64];&quot;,sewage:&quot;;[.F64];&quot;,electricity:&quot;;[.G64];&quot;,heat:&quot;;[.H64];&quot;},&quot;)" office:value-type="string" office:string-value="                      {name:'Свердловская область',meanwage:38900,hotwater:69.1,water:21.23,sewage:14.27,electricity:2.83,heat:1331.91}," calcext:value-type="string">
            <text:p><text:s text:c="22"/>{name:'Свердловская область',meanwage:38900,hotwater:69.1,water:21.23,sewage:14.27,electricity:2.83,heat:1331.91},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Севастополь</text:p>
          </table:table-cell>
          <table:table-cell office:value-type="float" office:value="29700" calcext:value-type="float">
            <text:p>29700</text:p>
          </table:table-cell>
          <table:table-cell table:number-columns-repeated="5" table:style-name="ce2" office:value-type="string" calcext:value-type="string">
            <text:p>null</text:p>
          </table:table-cell>
          <table:table-cell table:formula="of:=CONCATENATE(&quot;                      {name:'&quot;;[.B65];&quot;',meanwage:&quot;;[.C65];&quot;,hotwater:&quot;;[.D65];&quot;,water:&quot;;[.E65];&quot;,sewage:&quot;;[.F65];&quot;,electricity:&quot;;[.G65];&quot;,heat:&quot;;[.H65];&quot;},&quot;)" office:value-type="string" office:string-value="                      {name:'Севастополь',meanwage:29700,hotwater:null,water:null,sewage:null,electricity:null,heat:null}," calcext:value-type="string">
            <text:p><text:s text:c="22"/>{name:'Севастополь',meanwage:29700,hotwater:null,water:null,sewage:null,electricity:null,heat:null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еверная Осетия – Алания</text:p>
          </table:table-cell>
          <table:table-cell office:value-type="string" calcext:value-type="string">
            <text:p>Республика Северная Осетия – Алания</text:p>
          </table:table-cell>
          <table:table-cell office:value-type="float" office:value="23200" calcext:value-type="float">
            <text:p>23200</text:p>
          </table:table-cell>
          <table:table-cell office:value-type="float" office:value="60.35" calcext:value-type="float">
            <text:p>60.35</text:p>
          </table:table-cell>
          <table:table-cell office:value-type="float" office:value="12.82" calcext:value-type="float">
            <text:p>12.82</text:p>
          </table:table-cell>
          <table:table-cell office:value-type="float" office:value="9.06" calcext:value-type="float">
            <text:p>9.06</text:p>
          </table:table-cell>
          <table:table-cell office:value-type="float" office:value="2.89" calcext:value-type="float">
            <text:p>2.89</text:p>
          </table:table-cell>
          <table:table-cell office:value-type="float" office:value="1404.06" calcext:value-type="float">
            <text:p>1404.06</text:p>
          </table:table-cell>
          <table:table-cell table:formula="of:=CONCATENATE(&quot;                      {name:'&quot;;[.B66];&quot;',meanwage:&quot;;[.C66];&quot;,hotwater:&quot;;[.D66];&quot;,water:&quot;;[.E66];&quot;,sewage:&quot;;[.F66];&quot;,electricity:&quot;;[.G66];&quot;,heat:&quot;;[.H66];&quot;},&quot;)" office:value-type="string" office:string-value="                      {name:'Республика Северная Осетия – Алания',meanwage:23200,hotwater:60.35,water:12.82,sewage:9.06,electricity:2.89,heat:1404.06}," calcext:value-type="string">
            <text:p><text:s text:c="22"/>{name:'Республика Северная Осетия – Алания',meanwage:23200,hotwater:60.35,water:12.82,sewage:9.06,electricity:2.89,heat:1404.0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моленская</text:p>
          </table:table-cell>
          <table:table-cell office:value-type="string" calcext:value-type="string">
            <text:p>Смоленская область</text:p>
          </table:table-cell>
          <table:table-cell office:value-type="float" office:value="26400" calcext:value-type="float">
            <text:p>26400</text:p>
          </table:table-cell>
          <table:table-cell office:value-type="float" office:value="91.36" calcext:value-type="float">
            <text:p>91.36</text:p>
          </table:table-cell>
          <table:table-cell office:value-type="float" office:value="21.34" calcext:value-type="float">
            <text:p>21.34</text:p>
          </table:table-cell>
          <table:table-cell office:value-type="float" office:value="18.45" calcext:value-type="float">
            <text:p>18.45</text:p>
          </table:table-cell>
          <table:table-cell office:value-type="float" office:value="2.66" calcext:value-type="float">
            <text:p>2.66</text:p>
          </table:table-cell>
          <table:table-cell office:value-type="float" office:value="1796.33" calcext:value-type="float">
            <text:p>1796.33</text:p>
          </table:table-cell>
          <table:table-cell table:formula="of:=CONCATENATE(&quot;                      {name:'&quot;;[.B67];&quot;',meanwage:&quot;;[.C67];&quot;,hotwater:&quot;;[.D67];&quot;,water:&quot;;[.E67];&quot;,sewage:&quot;;[.F67];&quot;,electricity:&quot;;[.G67];&quot;,heat:&quot;;[.H67];&quot;},&quot;)" office:value-type="string" office:string-value="                      {name:'Смоленская область',meanwage:26400,hotwater:91.36,water:21.34,sewage:18.45,electricity:2.66,heat:1796.33}," calcext:value-type="string">
            <text:p><text:s text:c="22"/>{name:'Смоленская область',meanwage:26400,hotwater:91.36,water:21.34,sewage:18.45,electricity:2.66,heat:1796.3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тавропольский</text:p>
          </table:table-cell>
          <table:table-cell office:value-type="string" calcext:value-type="string">
            <text:p>Ставропольский край</text:p>
          </table:table-cell>
          <table:table-cell office:value-type="float" office:value="27600" calcext:value-type="float">
            <text:p>27600</text:p>
          </table:table-cell>
          <table:table-cell office:value-type="float" office:value="110.01" calcext:value-type="float">
            <text:p>110.01</text:p>
          </table:table-cell>
          <table:table-cell office:value-type="float" office:value="40.43" calcext:value-type="float">
            <text:p>40.43</text:p>
          </table:table-cell>
          <table:table-cell office:value-type="float" office:value="22.47" calcext:value-type="float">
            <text:p>22.47</text:p>
          </table:table-cell>
          <table:table-cell office:value-type="float" office:value="3.01" calcext:value-type="float">
            <text:p>3.01</text:p>
          </table:table-cell>
          <table:table-cell office:value-type="float" office:value="2089.14" calcext:value-type="float">
            <text:p>2089.14</text:p>
          </table:table-cell>
          <table:table-cell table:formula="of:=CONCATENATE(&quot;                      {name:'&quot;;[.B68];&quot;',meanwage:&quot;;[.C68];&quot;,hotwater:&quot;;[.D68];&quot;,water:&quot;;[.E68];&quot;,sewage:&quot;;[.F68];&quot;,electricity:&quot;;[.G68];&quot;,heat:&quot;;[.H68];&quot;},&quot;)" office:value-type="string" office:string-value="                      {name:'Ставропольский край',meanwage:27600,hotwater:110.01,water:40.43,sewage:22.47,electricity:3.01,heat:2089.14}," calcext:value-type="string">
            <text:p><text:s text:c="22"/>{name:'Ставропольский край',meanwage:27600,hotwater:110.01,water:40.43,sewage:22.47,electricity:3.01,heat:2089.1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мбовская</text:p>
          </table:table-cell>
          <table:table-cell office:value-type="string" calcext:value-type="string">
            <text:p>Тамбовская область</text:p>
          </table:table-cell>
          <table:table-cell office:value-type="float" office:value="25600" calcext:value-type="float">
            <text:p>25600</text:p>
          </table:table-cell>
          <table:table-cell office:value-type="float" office:value="92.96" calcext:value-type="float">
            <text:p>92.96</text:p>
          </table:table-cell>
          <table:table-cell office:value-type="float" office:value="17.59" calcext:value-type="float">
            <text:p>17.59</text:p>
          </table:table-cell>
          <table:table-cell office:value-type="float" office:value="17.26" calcext:value-type="float">
            <text:p>17.26</text:p>
          </table:table-cell>
          <table:table-cell office:value-type="float" office:value="2.69" calcext:value-type="float">
            <text:p>2.69</text:p>
          </table:table-cell>
          <table:table-cell office:value-type="float" office:value="1757.7" calcext:value-type="float">
            <text:p>1757.7</text:p>
          </table:table-cell>
          <table:table-cell table:formula="of:=CONCATENATE(&quot;                      {name:'&quot;;[.B69];&quot;',meanwage:&quot;;[.C69];&quot;,hotwater:&quot;;[.D69];&quot;,water:&quot;;[.E69];&quot;,sewage:&quot;;[.F69];&quot;,electricity:&quot;;[.G69];&quot;,heat:&quot;;[.H69];&quot;},&quot;)" office:value-type="string" office:string-value="                      {name:'Тамбовская область',meanwage:25600,hotwater:92.96,water:17.59,sewage:17.26,electricity:2.69,heat:1757.7}," calcext:value-type="string">
            <text:p><text:s text:c="22"/>{name:'Тамбовская область',meanwage:25600,hotwater:92.96,water:17.59,sewage:17.26,electricity:2.69,heat:1757.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арстан </text:p>
          </table:table-cell>
          <table:table-cell office:value-type="string" calcext:value-type="string">
            <text:p>Республика Татарстан </text:p>
          </table:table-cell>
          <table:table-cell office:value-type="float" office:value="33300" calcext:value-type="float">
            <text:p>33300</text:p>
          </table:table-cell>
          <table:table-cell office:value-type="float" office:value="67.41" calcext:value-type="float">
            <text:p>67.41</text:p>
          </table:table-cell>
          <table:table-cell office:value-type="float" office:value="21.33" calcext:value-type="float">
            <text:p>21.33</text:p>
          </table:table-cell>
          <table:table-cell office:value-type="float" office:value="16.45" calcext:value-type="float">
            <text:p>16.45</text:p>
          </table:table-cell>
          <table:table-cell office:value-type="float" office:value="2.67" calcext:value-type="float">
            <text:p>2.67</text:p>
          </table:table-cell>
          <table:table-cell office:value-type="float" office:value="1412.96" calcext:value-type="float">
            <text:p>1412.96</text:p>
          </table:table-cell>
          <table:table-cell table:formula="of:=CONCATENATE(&quot;                      {name:'&quot;;[.B70];&quot;',meanwage:&quot;;[.C70];&quot;,hotwater:&quot;;[.D70];&quot;,water:&quot;;[.E70];&quot;,sewage:&quot;;[.F70];&quot;,electricity:&quot;;[.G70];&quot;,heat:&quot;;[.H70];&quot;},&quot;)" office:value-type="string" office:string-value="                      {name:'Республика Татарстан ',meanwage:33300,hotwater:67.41,water:21.33,sewage:16.45,electricity:2.67,heat:1412.96}," calcext:value-type="string">
            <text:p><text:s text:c="22"/>{name:'Республика Татарстан ',meanwage:33300,hotwater:67.41,water:21.33,sewage:16.45,electricity:2.67,heat:1412.9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верская</text:p>
          </table:table-cell>
          <table:table-cell office:value-type="string" calcext:value-type="string">
            <text:p>Тверская область</text:p>
          </table:table-cell>
          <table:table-cell office:value-type="float" office:value="28400" calcext:value-type="float">
            <text:p>28400</text:p>
          </table:table-cell>
          <table:table-cell office:value-type="float" office:value="72.41" calcext:value-type="float">
            <text:p>72.41</text:p>
          </table:table-cell>
          <table:table-cell office:value-type="float" office:value="18.27" calcext:value-type="float">
            <text:p>18.27</text:p>
          </table:table-cell>
          <table:table-cell office:value-type="float" office:value="21.23" calcext:value-type="float">
            <text:p>21.23</text:p>
          </table:table-cell>
          <table:table-cell office:value-type="float" office:value="3.23" calcext:value-type="float">
            <text:p>3.23</text:p>
          </table:table-cell>
          <table:table-cell office:value-type="float" office:value="1477.07" calcext:value-type="float">
            <text:p>1477.07</text:p>
          </table:table-cell>
          <table:table-cell table:formula="of:=CONCATENATE(&quot;                      {name:'&quot;;[.B71];&quot;',meanwage:&quot;;[.C71];&quot;,hotwater:&quot;;[.D71];&quot;,water:&quot;;[.E71];&quot;,sewage:&quot;;[.F71];&quot;,electricity:&quot;;[.G71];&quot;,heat:&quot;;[.H71];&quot;},&quot;)" office:value-type="string" office:string-value="                      {name:'Тверская область',meanwage:28400,hotwater:72.41,water:18.27,sewage:21.23,electricity:3.23,heat:1477.07}," calcext:value-type="string">
            <text:p><text:s text:c="22"/>{name:'Тверская область',meanwage:28400,hotwater:72.41,water:18.27,sewage:21.23,electricity:3.23,heat:1477.0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омская</text:p>
          </table:table-cell>
          <table:table-cell office:value-type="string" calcext:value-type="string">
            <text:p>Томская область</text:p>
          </table:table-cell>
          <table:table-cell office:value-type="float" office:value="38900" calcext:value-type="float">
            <text:p>38900</text:p>
          </table:table-cell>
          <table:table-cell office:value-type="float" office:value="89.69" calcext:value-type="float">
            <text:p>89.69</text:p>
          </table:table-cell>
          <table:table-cell office:value-type="float" office:value="30.55" calcext:value-type="float">
            <text:p>30.55</text:p>
          </table:table-cell>
          <table:table-cell office:value-type="float" office:value="22.28" calcext:value-type="float">
            <text:p>22.28</text:p>
          </table:table-cell>
          <table:table-cell office:value-type="float" office:value="2.43" calcext:value-type="float">
            <text:p>2.43</text:p>
          </table:table-cell>
          <table:table-cell office:value-type="float" office:value="1380.26" calcext:value-type="float">
            <text:p>1380.26</text:p>
          </table:table-cell>
          <table:table-cell table:formula="of:=CONCATENATE(&quot;                      {name:'&quot;;[.B72];&quot;',meanwage:&quot;;[.C72];&quot;,hotwater:&quot;;[.D72];&quot;,water:&quot;;[.E72];&quot;,sewage:&quot;;[.F72];&quot;,electricity:&quot;;[.G72];&quot;,heat:&quot;;[.H72];&quot;},&quot;)" office:value-type="string" office:string-value="                      {name:'Томская область',meanwage:38900,hotwater:89.69,water:30.55,sewage:22.28,electricity:2.43,heat:1380.26}," calcext:value-type="string">
            <text:p><text:s text:c="22"/>{name:'Томская область',meanwage:38900,hotwater:89.69,water:30.55,sewage:22.28,electricity:2.43,heat:1380.26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ульская</text:p>
          </table:table-cell>
          <table:table-cell office:value-type="string" calcext:value-type="string">
            <text:p>Тульская область</text:p>
          </table:table-cell>
          <table:table-cell office:value-type="float" office:value="28300" calcext:value-type="float">
            <text:p>28300</text:p>
          </table:table-cell>
          <table:table-cell office:value-type="float" office:value="87.02" calcext:value-type="float">
            <text:p>87.02</text:p>
          </table:table-cell>
          <table:table-cell office:value-type="float" office:value="19.3" calcext:value-type="float">
            <text:p>19.3</text:p>
          </table:table-cell>
          <table:table-cell office:value-type="float" office:value="12.69" calcext:value-type="float">
            <text:p>12.69</text:p>
          </table:table-cell>
          <table:table-cell office:value-type="float" office:value="3.15" calcext:value-type="float">
            <text:p>3.15</text:p>
          </table:table-cell>
          <table:table-cell office:value-type="float" office:value="1845.11" calcext:value-type="float">
            <text:p>1845.11</text:p>
          </table:table-cell>
          <table:table-cell table:formula="of:=CONCATENATE(&quot;                      {name:'&quot;;[.B73];&quot;',meanwage:&quot;;[.C73];&quot;,hotwater:&quot;;[.D73];&quot;,water:&quot;;[.E73];&quot;,sewage:&quot;;[.F73];&quot;,electricity:&quot;;[.G73];&quot;,heat:&quot;;[.H73];&quot;},&quot;)" office:value-type="string" office:string-value="                      {name:'Тульская область',meanwage:28300,hotwater:87.02,water:19.3,sewage:12.69,electricity:3.15,heat:1845.11}," calcext:value-type="string">
            <text:p><text:s text:c="22"/>{name:'Тульская область',meanwage:28300,hotwater:87.02,water:19.3,sewage:12.69,electricity:3.15,heat:1845.1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ыва</text:p>
          </table:table-cell>
          <table:table-cell office:value-type="string" calcext:value-type="string">
            <text:p>Республика Тыва</text:p>
          </table:table-cell>
          <table:table-cell office:value-type="float" office:value="32500" calcext:value-type="float">
            <text:p>32500</text:p>
          </table:table-cell>
          <table:table-cell office:value-type="float" office:value="75.2" calcext:value-type="float">
            <text:p>75.2</text:p>
          </table:table-cell>
          <table:table-cell office:value-type="float" office:value="15.83" calcext:value-type="float">
            <text:p>15.83</text:p>
          </table:table-cell>
          <table:table-cell office:value-type="float" office:value="12.49" calcext:value-type="float">
            <text:p>12.49</text:p>
          </table:table-cell>
          <table:table-cell office:value-type="float" office:value="2.59" calcext:value-type="float">
            <text:p>2.59</text:p>
          </table:table-cell>
          <table:table-cell office:value-type="float" office:value="1480.2" calcext:value-type="float">
            <text:p>1480.2</text:p>
          </table:table-cell>
          <table:table-cell table:formula="of:=CONCATENATE(&quot;                      {name:'&quot;;[.B74];&quot;',meanwage:&quot;;[.C74];&quot;,hotwater:&quot;;[.D74];&quot;,water:&quot;;[.E74];&quot;,sewage:&quot;;[.F74];&quot;,electricity:&quot;;[.G74];&quot;,heat:&quot;;[.H74];&quot;},&quot;)" office:value-type="string" office:string-value="                      {name:'Республика Тыва',meanwage:32500,hotwater:75.2,water:15.83,sewage:12.49,electricity:2.59,heat:1480.2}," calcext:value-type="string">
            <text:p><text:s text:c="22"/>{name:'Республика Тыва',meanwage:32500,hotwater:75.2,water:15.83,sewage:12.49,electricity:2.59,heat:1480.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юменская</text:p>
          </table:table-cell>
          <table:table-cell office:value-type="string" calcext:value-type="string">
            <text:p>Тюменская область</text:p>
          </table:table-cell>
          <table:table-cell office:value-type="float" office:value="42700" calcext:value-type="float">
            <text:p>42700</text:p>
          </table:table-cell>
          <table:table-cell office:value-type="float" office:value="100.47" calcext:value-type="float">
            <text:p>100.47</text:p>
          </table:table-cell>
          <table:table-cell office:value-type="float" office:value="31.83" calcext:value-type="float">
            <text:p>31.83</text:p>
          </table:table-cell>
          <table:table-cell office:value-type="float" office:value="33.59" calcext:value-type="float">
            <text:p>33.59</text:p>
          </table:table-cell>
          <table:table-cell office:value-type="float" office:value="2.11" calcext:value-type="float">
            <text:p>2.11</text:p>
          </table:table-cell>
          <table:table-cell office:value-type="float" office:value="1223.77" calcext:value-type="float">
            <text:p>1223.77</text:p>
          </table:table-cell>
          <table:table-cell table:formula="of:=CONCATENATE(&quot;                      {name:'&quot;;[.B75];&quot;',meanwage:&quot;;[.C75];&quot;,hotwater:&quot;;[.D75];&quot;,water:&quot;;[.E75];&quot;,sewage:&quot;;[.F75];&quot;,electricity:&quot;;[.G75];&quot;,heat:&quot;;[.H75];&quot;},&quot;)" office:value-type="string" office:string-value="                      {name:'Тюменская область',meanwage:42700,hotwater:100.47,water:31.83,sewage:33.59,electricity:2.11,heat:1223.77}," calcext:value-type="string">
            <text:p><text:s text:c="22"/>{name:'Тюменская область',meanwage:42700,hotwater:100.47,water:31.83,sewage:33.59,electricity:2.11,heat:1223.7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Удмуртская</text:p>
          </table:table-cell>
          <table:table-cell office:value-type="string" calcext:value-type="string">
            <text:p>Удмуртская Республика</text:p>
          </table:table-cell>
          <table:table-cell office:value-type="float" office:value="27300" calcext:value-type="float">
            <text:p>27300</text:p>
          </table:table-cell>
          <table:table-cell office:value-type="float" office:value="74.02" calcext:value-type="float">
            <text:p>74.02</text:p>
          </table:table-cell>
          <table:table-cell office:value-type="float" office:value="18.34" calcext:value-type="float">
            <text:p>18.34</text:p>
          </table:table-cell>
          <table:table-cell office:value-type="float" office:value="15.7" calcext:value-type="float">
            <text:p>15.7</text:p>
          </table:table-cell>
          <table:table-cell office:value-type="float" office:value="2.57" calcext:value-type="float">
            <text:p>2.57</text:p>
          </table:table-cell>
          <table:table-cell office:value-type="float" office:value="1414.14" calcext:value-type="float">
            <text:p>1414.14</text:p>
          </table:table-cell>
          <table:table-cell table:formula="of:=CONCATENATE(&quot;                      {name:'&quot;;[.B76];&quot;',meanwage:&quot;;[.C76];&quot;,hotwater:&quot;;[.D76];&quot;,water:&quot;;[.E76];&quot;,sewage:&quot;;[.F76];&quot;,electricity:&quot;;[.G76];&quot;,heat:&quot;;[.H76];&quot;},&quot;)" office:value-type="string" office:string-value="                      {name:'Удмуртская Республика',meanwage:27300,hotwater:74.02,water:18.34,sewage:15.7,electricity:2.57,heat:1414.14}," calcext:value-type="string">
            <text:p><text:s text:c="22"/>{name:'Удмуртская Республика',meanwage:27300,hotwater:74.02,water:18.34,sewage:15.7,electricity:2.57,heat:1414.1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Ульяновская</text:p>
          </table:table-cell>
          <table:table-cell office:value-type="string" calcext:value-type="string">
            <text:p>Ульяновская область</text:p>
          </table:table-cell>
          <table:table-cell office:value-type="float" office:value="27200" calcext:value-type="float">
            <text:p>27200</text:p>
          </table:table-cell>
          <table:table-cell office:value-type="float" office:value="83.96" calcext:value-type="float">
            <text:p>83.96</text:p>
          </table:table-cell>
          <table:table-cell office:value-type="float" office:value="20.56" calcext:value-type="float">
            <text:p>20.56</text:p>
          </table:table-cell>
          <table:table-cell office:value-type="float" office:value="16.97" calcext:value-type="float">
            <text:p>16.97</text:p>
          </table:table-cell>
          <table:table-cell office:value-type="float" office:value="2.62" calcext:value-type="float">
            <text:p>2.62</text:p>
          </table:table-cell>
          <table:table-cell office:value-type="float" office:value="1519.84" calcext:value-type="float">
            <text:p>1519.84</text:p>
          </table:table-cell>
          <table:table-cell table:formula="of:=CONCATENATE(&quot;                      {name:'&quot;;[.B77];&quot;',meanwage:&quot;;[.C77];&quot;,hotwater:&quot;;[.D77];&quot;,water:&quot;;[.E77];&quot;,sewage:&quot;;[.F77];&quot;,electricity:&quot;;[.G77];&quot;,heat:&quot;;[.H77];&quot;},&quot;)" office:value-type="string" office:string-value="                      {name:'Ульяновская область',meanwage:27200,hotwater:83.96,water:20.56,sewage:16.97,electricity:2.62,heat:1519.84}," calcext:value-type="string">
            <text:p><text:s text:c="22"/>{name:'Ульяновская область',meanwage:27200,hotwater:83.96,water:20.56,sewage:16.97,electricity:2.62,heat:1519.8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абаровский</text:p>
          </table:table-cell>
          <table:table-cell office:value-type="string" calcext:value-type="string">
            <text:p>Хабаровский край</text:p>
          </table:table-cell>
          <table:table-cell office:value-type="float" office:value="46800" calcext:value-type="float">
            <text:p>46800</text:p>
          </table:table-cell>
          <table:table-cell office:value-type="float" office:value="154.08" calcext:value-type="float">
            <text:p>154.08</text:p>
          </table:table-cell>
          <table:table-cell office:value-type="float" office:value="31.42" calcext:value-type="float">
            <text:p>31.42</text:p>
          </table:table-cell>
          <table:table-cell office:value-type="float" office:value="23.8" calcext:value-type="float">
            <text:p>23.8</text:p>
          </table:table-cell>
          <table:table-cell office:value-type="float" office:value="3.36" calcext:value-type="float">
            <text:p>3.36</text:p>
          </table:table-cell>
          <table:table-cell office:value-type="float" office:value="1526.18" calcext:value-type="float">
            <text:p>1526.18</text:p>
          </table:table-cell>
          <table:table-cell table:formula="of:=CONCATENATE(&quot;                      {name:'&quot;;[.B78];&quot;',meanwage:&quot;;[.C78];&quot;,hotwater:&quot;;[.D78];&quot;,water:&quot;;[.E78];&quot;,sewage:&quot;;[.F78];&quot;,electricity:&quot;;[.G78];&quot;,heat:&quot;;[.H78];&quot;},&quot;)" office:value-type="string" office:string-value="                      {name:'Хабаровский край',meanwage:46800,hotwater:154.08,water:31.42,sewage:23.8,electricity:3.36,heat:1526.18}," calcext:value-type="string">
            <text:p><text:s text:c="22"/>{name:'Хабаровский край',meanwage:46800,hotwater:154.08,water:31.42,sewage:23.8,electricity:3.36,heat:1526.18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акасия</text:p>
          </table:table-cell>
          <table:table-cell office:value-type="string" calcext:value-type="string">
            <text:p>Республика Хакасия</text:p>
          </table:table-cell>
          <table:table-cell office:value-type="float" office:value="40400" calcext:value-type="float">
            <text:p>40400</text:p>
          </table:table-cell>
          <table:table-cell office:value-type="float" office:value="67.14" calcext:value-type="float">
            <text:p>67.14</text:p>
          </table:table-cell>
          <table:table-cell office:value-type="float" office:value="13.4" calcext:value-type="float">
            <text:p>13.4</text:p>
          </table:table-cell>
          <table:table-cell office:value-type="float" office:value="20.1" calcext:value-type="float">
            <text:p>20.1</text:p>
          </table:table-cell>
          <table:table-cell office:value-type="float" office:value="1.44" calcext:value-type="float">
            <text:p>1.44</text:p>
          </table:table-cell>
          <table:table-cell office:value-type="float" office:value="1243.1" calcext:value-type="float">
            <text:p>1243.1</text:p>
          </table:table-cell>
          <table:table-cell table:formula="of:=CONCATENATE(&quot;                      {name:'&quot;;[.B79];&quot;',meanwage:&quot;;[.C79];&quot;,hotwater:&quot;;[.D79];&quot;,water:&quot;;[.E79];&quot;,sewage:&quot;;[.F79];&quot;,electricity:&quot;;[.G79];&quot;,heat:&quot;;[.H79];&quot;},&quot;)" office:value-type="string" office:string-value="                      {name:'Республика Хакасия',meanwage:40400,hotwater:67.14,water:13.4,sewage:20.1,electricity:1.44,heat:1243.1}," calcext:value-type="string">
            <text:p><text:s text:c="22"/>{name:'Республика Хакасия',meanwage:40400,hotwater:67.14,water:13.4,sewage:20.1,electricity:1.44,heat:1243.1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анты-Мансийский</text:p>
          </table:table-cell>
          <table:table-cell office:value-type="string" calcext:value-type="string">
            <text:p>Ханты-Мансийский АО</text:p>
          </table:table-cell>
          <table:table-cell office:value-type="float" office:value="75400" calcext:value-type="float">
            <text:p>75400</text:p>
          </table:table-cell>
          <table:table-cell office:value-type="float" office:value="106.67" calcext:value-type="float">
            <text:p>106.67</text:p>
          </table:table-cell>
          <table:table-cell office:value-type="float" office:value="39.51" calcext:value-type="float">
            <text:p>39.51</text:p>
          </table:table-cell>
          <table:table-cell office:value-type="float" office:value="40.48" calcext:value-type="float">
            <text:p>40.48</text:p>
          </table:table-cell>
          <table:table-cell office:value-type="float" office:value="2.14" calcext:value-type="float">
            <text:p>2.14</text:p>
          </table:table-cell>
          <table:table-cell office:value-type="float" office:value="1472.47" calcext:value-type="float">
            <text:p>1472.47</text:p>
          </table:table-cell>
          <table:table-cell table:formula="of:=CONCATENATE(&quot;                      {name:'&quot;;[.B80];&quot;',meanwage:&quot;;[.C80];&quot;,hotwater:&quot;;[.D80];&quot;,water:&quot;;[.E80];&quot;,sewage:&quot;;[.F80];&quot;,electricity:&quot;;[.G80];&quot;,heat:&quot;;[.H80];&quot;},&quot;)" office:value-type="string" office:string-value="                      {name:'Ханты-Мансийский АО',meanwage:75400,hotwater:106.67,water:39.51,sewage:40.48,electricity:2.14,heat:1472.47}," calcext:value-type="string">
            <text:p><text:s text:c="22"/>{name:'Ханты-Мансийский АО',meanwage:75400,hotwater:106.67,water:39.51,sewage:40.48,electricity:2.14,heat:1472.47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елябинская</text:p>
          </table:table-cell>
          <table:table-cell office:value-type="string" calcext:value-type="string">
            <text:p>Челябинская область</text:p>
          </table:table-cell>
          <table:table-cell office:value-type="float" office:value="32700" calcext:value-type="float">
            <text:p>32700</text:p>
          </table:table-cell>
          <table:table-cell office:value-type="float" office:value="59.16" calcext:value-type="float">
            <text:p>59.16</text:p>
          </table:table-cell>
          <table:table-cell office:value-type="float" office:value="20.31" calcext:value-type="float">
            <text:p>20.31</text:p>
          </table:table-cell>
          <table:table-cell office:value-type="float" office:value="16.8" calcext:value-type="float">
            <text:p>16.8</text:p>
          </table:table-cell>
          <table:table-cell office:value-type="float" office:value="2.28" calcext:value-type="float">
            <text:p>2.28</text:p>
          </table:table-cell>
          <table:table-cell office:value-type="float" office:value="1182.62" calcext:value-type="float">
            <text:p>1182.62</text:p>
          </table:table-cell>
          <table:table-cell table:formula="of:=CONCATENATE(&quot;                      {name:'&quot;;[.B81];&quot;',meanwage:&quot;;[.C81];&quot;,hotwater:&quot;;[.D81];&quot;,water:&quot;;[.E81];&quot;,sewage:&quot;;[.F81];&quot;,electricity:&quot;;[.G81];&quot;,heat:&quot;;[.H81];&quot;},&quot;)" office:value-type="string" office:string-value="                      {name:'Челябинская область',meanwage:32700,hotwater:59.16,water:20.31,sewage:16.8,electricity:2.28,heat:1182.62}," calcext:value-type="string">
            <text:p><text:s text:c="22"/>{name:'Челябинская область',meanwage:32700,hotwater:59.16,water:20.31,sewage:16.8,electricity:2.28,heat:1182.6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еченская</text:p>
          </table:table-cell>
          <table:table-cell office:value-type="string" calcext:value-type="string">
            <text:p>Чеченская Республика</text:p>
          </table:table-cell>
          <table:table-cell office:value-type="float" office:value="22000" calcext:value-type="float">
            <text:p>22000</text:p>
          </table:table-cell>
          <table:table-cell office:value-type="float" office:value="59.19" calcext:value-type="float">
            <text:p>59.19</text:p>
          </table:table-cell>
          <table:table-cell office:value-type="float" office:value="10.84" calcext:value-type="float">
            <text:p>10.84</text:p>
          </table:table-cell>
          <table:table-cell office:value-type="float" office:value="13.02" calcext:value-type="float">
            <text:p>13.02</text:p>
          </table:table-cell>
          <table:table-cell office:value-type="float" office:value="1.64" calcext:value-type="float">
            <text:p>1.64</text:p>
          </table:table-cell>
          <table:table-cell office:value-type="float" office:value="948.84" calcext:value-type="float">
            <text:p>948.84</text:p>
          </table:table-cell>
          <table:table-cell table:formula="of:=CONCATENATE(&quot;                      {name:'&quot;;[.B82];&quot;',meanwage:&quot;;[.C82];&quot;,hotwater:&quot;;[.D82];&quot;,water:&quot;;[.E82];&quot;,sewage:&quot;;[.F82];&quot;,electricity:&quot;;[.G82];&quot;,heat:&quot;;[.H82];&quot;},&quot;)" office:value-type="string" office:string-value="                      {name:'Чеченская Республика',meanwage:22000,hotwater:59.19,water:10.84,sewage:13.02,electricity:1.64,heat:948.84}," calcext:value-type="string">
            <text:p><text:s text:c="22"/>{name:'Чеченская Республика',meanwage:22000,hotwater:59.19,water:10.84,sewage:13.02,electricity:1.64,heat:948.84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увашская</text:p>
          </table:table-cell>
          <table:table-cell office:value-type="string" calcext:value-type="string">
            <text:p>Чувашская Республика</text:p>
          </table:table-cell>
          <table:table-cell office:value-type="float" office:value="24700" calcext:value-type="float">
            <text:p>24700</text:p>
          </table:table-cell>
          <table:table-cell office:value-type="float" office:value="68.96" calcext:value-type="float">
            <text:p>68.96</text:p>
          </table:table-cell>
          <table:table-cell office:value-type="float" office:value="13.65" calcext:value-type="float">
            <text:p>13.65</text:p>
          </table:table-cell>
          <table:table-cell office:value-type="float" office:value="14.52" calcext:value-type="float">
            <text:p>14.52</text:p>
          </table:table-cell>
          <table:table-cell office:value-type="float" office:value="2.21" calcext:value-type="float">
            <text:p>2.21</text:p>
          </table:table-cell>
          <table:table-cell office:value-type="float" office:value="1342.2" calcext:value-type="float">
            <text:p>1342.2</text:p>
          </table:table-cell>
          <table:table-cell table:formula="of:=CONCATENATE(&quot;                      {name:'&quot;;[.B83];&quot;',meanwage:&quot;;[.C83];&quot;,hotwater:&quot;;[.D83];&quot;,water:&quot;;[.E83];&quot;,sewage:&quot;;[.F83];&quot;,electricity:&quot;;[.G83];&quot;,heat:&quot;;[.H83];&quot;},&quot;)" office:value-type="string" office:string-value="                      {name:'Чувашская Республика',meanwage:24700,hotwater:68.96,water:13.65,sewage:14.52,electricity:2.21,heat:1342.2}," calcext:value-type="string">
            <text:p><text:s text:c="22"/>{name:'Чувашская Республика',meanwage:24700,hotwater:68.96,water:13.65,sewage:14.52,electricity:2.21,heat:1342.2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укотский</text:p>
          </table:table-cell>
          <table:table-cell office:value-type="string" calcext:value-type="string">
            <text:p>Чукотский АО</text:p>
          </table:table-cell>
          <table:table-cell office:value-type="float" office:value="77800" calcext:value-type="float">
            <text:p>77800</text:p>
          </table:table-cell>
          <table:table-cell office:value-type="float" office:value="156.35" calcext:value-type="float">
            <text:p>156.35</text:p>
          </table:table-cell>
          <table:table-cell office:value-type="float" office:value="47.95" calcext:value-type="float">
            <text:p>47.95</text:p>
          </table:table-cell>
          <table:table-cell office:value-type="float" office:value="17.56" calcext:value-type="float">
            <text:p>17.56</text:p>
          </table:table-cell>
          <table:table-cell table:style-name="ce2" office:value-type="string" calcext:value-type="string">
            <text:p>null</text:p>
          </table:table-cell>
          <table:table-cell office:value-type="float" office:value="864.3" calcext:value-type="float">
            <text:p>864.3</text:p>
          </table:table-cell>
          <table:table-cell table:formula="of:=CONCATENATE(&quot;                      {name:'&quot;;[.B84];&quot;',meanwage:&quot;;[.C84];&quot;,hotwater:&quot;;[.D84];&quot;,water:&quot;;[.E84];&quot;,sewage:&quot;;[.F84];&quot;,electricity:&quot;;[.G84];&quot;,heat:&quot;;[.H84];&quot;},&quot;)" office:value-type="string" office:string-value="                      {name:'Чукотский АО',meanwage:77800,hotwater:156.35,water:47.95,sewage:17.56,electricity:null,heat:864.3}," calcext:value-type="string">
            <text:p><text:s text:c="22"/>{name:'Чукотский АО',meanwage:77800,hotwater:156.35,water:47.95,sewage:17.56,electricity:null,heat:864.3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Ямало-Ненецкий</text:p>
          </table:table-cell>
          <table:table-cell office:value-type="string" calcext:value-type="string">
            <text:p>Ямало-Ненецкий АО</text:p>
          </table:table-cell>
          <table:table-cell office:value-type="float" office:value="91600" calcext:value-type="float">
            <text:p>91600</text:p>
          </table:table-cell>
          <table:table-cell office:value-type="float" office:value="108.56" calcext:value-type="float">
            <text:p>108.56</text:p>
          </table:table-cell>
          <table:table-cell office:value-type="float" office:value="36.85" calcext:value-type="float">
            <text:p>36.85</text:p>
          </table:table-cell>
          <table:table-cell office:value-type="float" office:value="43.4" calcext:value-type="float">
            <text:p>43.4</text:p>
          </table:table-cell>
          <table:table-cell office:value-type="float" office:value="2.06" calcext:value-type="float">
            <text:p>2.06</text:p>
          </table:table-cell>
          <table:table-cell office:value-type="float" office:value="1196.59" calcext:value-type="float">
            <text:p>1196.59</text:p>
          </table:table-cell>
          <table:table-cell table:formula="of:=CONCATENATE(&quot;                      {name:'&quot;;[.B85];&quot;',meanwage:&quot;;[.C85];&quot;,hotwater:&quot;;[.D85];&quot;,water:&quot;;[.E85];&quot;,sewage:&quot;;[.F85];&quot;,electricity:&quot;;[.G85];&quot;,heat:&quot;;[.H85];&quot;},&quot;)" office:value-type="string" office:string-value="                      {name:'Ямало-Ненецкий АО',meanwage:91600,hotwater:108.56,water:36.85,sewage:43.4,electricity:2.06,heat:1196.59}," calcext:value-type="string">
            <text:p><text:s text:c="22"/>{name:'Ямало-Ненецкий АО',meanwage:91600,hotwater:108.56,water:36.85,sewage:43.4,electricity:2.06,heat:1196.59},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Ярославская</text:p>
          </table:table-cell>
          <table:table-cell office:value-type="string" calcext:value-type="string">
            <text:p>Ярославская область</text:p>
          </table:table-cell>
          <table:table-cell office:value-type="float" office:value="32000" calcext:value-type="float">
            <text:p>32000</text:p>
          </table:table-cell>
          <table:table-cell office:value-type="float" office:value="73.12" calcext:value-type="float">
            <text:p>73.12</text:p>
          </table:table-cell>
          <table:table-cell office:value-type="float" office:value="20.54" calcext:value-type="float">
            <text:p>20.54</text:p>
          </table:table-cell>
          <table:table-cell office:value-type="float" office:value="16.03" calcext:value-type="float">
            <text:p>16.03</text:p>
          </table:table-cell>
          <table:table-cell office:value-type="float" office:value="2.74" calcext:value-type="float">
            <text:p>2.74</text:p>
          </table:table-cell>
          <table:table-cell office:value-type="float" office:value="1264.3" calcext:value-type="float">
            <text:p>1264.3</text:p>
          </table:table-cell>
          <table:table-cell table:formula="of:=CONCATENATE(&quot;                      {name:'&quot;;[.B86];&quot;',meanwage:&quot;;[.C86];&quot;,hotwater:&quot;;[.D86];&quot;,water:&quot;;[.E86];&quot;,sewage:&quot;;[.F86];&quot;,electricity:&quot;;[.G86];&quot;,heat:&quot;;[.H86];&quot;},&quot;)" office:value-type="string" office:string-value="                      {name:'Ярославская область',meanwage:32000,hotwater:73.12,water:20.54,sewage:16.03,electricity:2.74,heat:1264.3}," calcext:value-type="string">
            <text:p><text:s text:c="22"/>{name:'Ярославская область',meanwage:32000,hotwater:73.12,water:20.54,sewage:16.03,electricity:2.74,heat:1264.3},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1:Sheet1.I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0" number:min-integer-digits="1" number:decimal-replacement="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3:52:19.740865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roshkov </meta:initial-creator>
    <meta:creation-date>2016-08-19T15:59:43.019898094</meta:creation-date>
    <dc:date>2016-08-28T15:11:26.165012591</dc:date>
    <meta:editing-duration>PT2H4M18S</meta:editing-duration>
    <meta:editing-cycles>11</meta:editing-cycles>
    <meta:generator>LibreOffice/5.1.4.2$Linux_x86 LibreOffice_project/10m0$Build-2</meta:generator>
    <meta:document-statistic meta:table-count="1" meta:cell-count="773" meta:object-count="0"/>
  </office:meta>
</office:document-meta>
</file>